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0.44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983cm"/>
    </style:style>
    <style:style style:name="co14" style:family="table-column">
      <style:table-column-properties fo:break-before="auto" style:column-width="0.45cm"/>
    </style:style>
    <style:style style:name="co15" style:family="table-column">
      <style:table-column-properties fo:break-before="auto" style:column-width="3.882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1.729cm"/>
    </style:style>
    <style:style style:name="co19" style:family="table-column">
      <style:table-column-properties fo:break-before="auto" style:column-width="3.919cm"/>
    </style:style>
    <style:style style:name="co20" style:family="table-column">
      <style:table-column-properties fo:break-before="auto" style:column-width="2.217cm"/>
    </style:style>
    <style:style style:name="ro2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3.44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19" style:family="table-cell" style:parent-style-name="Default">
      <style:table-cell-properties fo:background-color="#d3ffd5" style:cell-protect="none" style:print-content="true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>
      <style:table-cell-properties fo:background-color="#ffffcc" style:cell-protect="none" style:print-content="true"/>
    </style:style>
    <style:style style:name="ce27" style:family="table-cell" style:parent-style-name="Default">
      <style:table-cell-properties fo:background-color="#d3ffd5" style:cell-protect="none" style:print-content="tru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  <style:style style:name="T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3" table:base-cell-address="Configuration.C2">
          <table:help-message table:title="Application Display Name" table:display="true">
            <text:p>Full text display name for the application - can contain any printable characters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ed-ascending" table:base-cell-address="'Class Hierarchy'.C2"/>
        <table:content-validation table:name="val6" table:condition="of:cell-content-is-in-list([$Contents.$B$1:.$C$500])" table:allow-empty-cell="true" table:display-list="sorted-ascending" table:base-cell-address="Entries.E2"/>
        <table:content-validation table:name="val7" table:condition="of:cell-content-is-in-list([Contents.$B$1:.$B$500])" table:allow-empty-cell="false" table:display-list="sorted-ascending" table:base-cell-address="Clusters.E2"/>
        <table:content-validation table:name="val8" table:condition="of:cell-content-is-in-list([$Configuration.$B$8:.$Z$8])" table:allow-empty-cell="false" table:display-list="unsorted" table:base-cell-address="Elements.E2"/>
        <table:content-validation table:name="val9" table:condition="of:cell-content-is-in-list([$Configuration.$B$6:.$Z$6])" table:allow-empty-cell="false" table:display-list="unsorted" table:base-cell-address="Synonyms.C2"/>
        <table:content-validation table:name="val10" table:condition="of:cell-content-is-in-list([$Configuration.$B$7:.$Z$7])" table:allow-empty-cell="false" table:display-list="unsorted" table:base-cell-address="Units.F2"/>
        <table:content-validation table:name="val11" table:condition="of:cell-content-is-in-list([$Units.$A$2:.$A$200])" table:allow-empty-cell="false" table:display-list="unsorted" table:base-cell-address="Elements.H2"/>
      </table:content-validations>
      <table:table table:name="Configuration" table:style-name="ta1" table:protected="true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7" table:number-columns-repeated="23" table:default-cell-style-name="ce4"/>
        <table:table-row table:style-name="ro4">
          <table:table-cell table:style-name="ce5" office:value-type="string">
            <text:p>Parameter</text:p>
          </table:table-cell>
          <table:table-cell table:style-name="ce7" office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4">
          <table:table-cell office:value-type="string">
            <text:p>Application</text:p>
          </table:table-cell>
          <table:table-cell table:content-validation-name="val1" office:value-type="string">
            <text:p>cityEHR</text:p>
          </table:table-cell>
          <table:table-cell table:content-validation-name="val3" office:value-type="string">
            <text:p>cityEHR Base Application</text:p>
          </table:table-cell>
          <table:table-cell table:style-name="ce8" table:number-columns-repeated="23"/>
        </table:table-row>
        <table:table-row table:style-name="ro4">
          <table:table-cell office:value-type="string">
            <text:p>Specialty</text:p>
          </table:table-cell>
          <table:table-cell table:content-validation-name="val2" office:value-type="string">
            <text:p>cityEHRBase</text:p>
          </table:table-cell>
          <table:table-cell table:content-validation-name="val4" office:value-type="string">
            <text:p>cityEHR Common Model</text:p>
          </table:table-cell>
          <table:table-cell table:style-name="ce8" table:number-columns-repeated="23"/>
        </table:table-row>
        <table:table-row table:style-name="ro4">
          <table:table-cell office:value-type="string">
            <text:p>Class</text:p>
          </table:table-cell>
          <table:table-cell table:number-columns-repeated="2" office:value-type="string">
            <text:p>Drugs</text:p>
          </table:table-cell>
          <table:table-cell table:number-columns-repeated="23"/>
        </table:table-row>
        <table:table-row table:style-name="ro4">
          <table:table-cell office:value-type="string">
            <text:p>InitialValue</text:p>
          </table:table-cell>
          <table:table-cell office:value-type="string">
            <text:p>Empty</text:p>
          </table:table-cell>
          <table:table-cell office:value-type="string">
            <text:p>Pre-filled</text:p>
          </table:table-cell>
          <table:table-cell office:value-type="string">
            <text:p>Default</text:p>
          </table:table-cell>
          <table:table-cell table:number-columns-repeated="22"/>
        </table:table-row>
        <table:table-row table:style-name="ro4">
          <table:table-cell office:value-type="string">
            <text:p>DataType</text:p>
          </table:table-cell>
          <table:table-cell office:value-type="string">
            <text:p>boolean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time</text:p>
          </table:table-cell>
          <table:table-cell office:value-type="string">
            <text:p>double</text:p>
          </table:table-cell>
          <table:table-cell office:value-type="string">
            <text:p>integer</text:p>
          </table:table-cell>
          <table:table-cell office:value-type="string">
            <text:p>string</text:p>
          </table:table-cell>
          <table:table-cell office:value-type="string">
            <text:p>binary</text:p>
          </table:table-cell>
          <table:table-cell table:number-columns-repeated="17"/>
        </table:table-row>
        <table:table-row table:style-name="ro4">
          <table:table-cell office:value-type="string">
            <text:p>Requirement</text:p>
          </table:table-cell>
          <table:table-cell office:value-type="string">
            <text:p>Optional</text:p>
          </table:table-cell>
          <table:table-cell office:value-type="string">
            <text:p>Required</text:p>
          </table:table-cell>
          <table:table-cell table:number-columns-repeated="23"/>
        </table:table-row>
        <table:table-row table:style-name="ro4">
          <table:table-cell office:value-type="string">
            <text:p>ElementType</text:p>
          </table:table-cell>
          <table:table-cell office:value-type="string">
            <text:p>memo</text:p>
          </table:table-cell>
          <table:table-cell office:value-type="string">
            <text:p>media</text:p>
          </table:table-cell>
          <table:table-cell office:value-type="string">
            <text:p>calculatedValue</text:p>
          </table:table-cell>
          <table:table-cell office:value-type="string">
            <text:p>enumeratedValue</text:p>
          </table:table-cell>
          <table:table-cell office:value-type="string">
            <text:p>enumeratedClass</text:p>
          </table:table-cell>
          <table:table-cell office:value-type="string">
            <text:p>simpleType</text:p>
          </table:table-cell>
          <table:table-cell table:number-columns-repeated="19"/>
        </table:table-row>
        <table:table-row table:style-name="ro4">
          <table:table-cell office:value-type="string">
            <text:p>LanguageCode</text:p>
          </table:table-cell>
          <table:table-cell office:value-type="string">
            <text:p>en-gb</text:p>
          </table:table-cell>
          <table:table-cell table:style-name="Default" table:number-columns-repeated="24"/>
        </table:table-row>
      </table:table>
      <table:table table:name="Contents" table:style-name="ta2" table:print="false"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row table:style-name="ro2">
          <table:table-cell table:style-name="ce9" table:number-matrix-columns-spanned="1" table:number-matrix-rows-spanned="499" table:formula="of:=IF(ISBLANK([Entries.$A$2:.$A500]);&quot;&quot;;CONCATENATE(&quot;Entry:&quot;;[Entries.$A$2:.$A500]))" office:value-type="string" office:string-value="Entry:SodiumSDS">
            <text:p>Entry:SodiumSDS</text:p>
          </table:table-cell>
          <table:table-cell table:style-name="ce10" table:number-matrix-columns-spanned="1" table:number-matrix-rows-spanned="499" table:formula="of:=IF(ISBLANK([Elements.$A$2:.$A500]);&quot;&quot;;CONCATENATE(&quot;Element:&quot;;[Elements.$A$2:.$A500]))" office:value-type="string" office:string-value="Element:CreatinineHighRangeMale">
            <text:p>Element:CreatinineHighRangeMale</text:p>
          </table:table-cell>
          <table:table-cell table:style-name="ce9" table:number-matrix-columns-spanned="1" table:number-matrix-rows-spanned="499" table:formula="of:=IF(ISBLANK([Clusters.$A$2:.$A500]);&quot;&quot;;CONCATENATE(&quot;Cluster:&quot;;[Clusters.$A$2:.$A500]))" office:value-type="string" office:string-value="Cluster:SodiumRefRange">
            <text:p>Cluster:SodiumRefRange</text:p>
          </table:table-cell>
        </table:table-row>
        <table:table-row table:style-name="ro2">
          <table:table-cell office:value-type="string" office:string-value="Entry:PotassiumSDS">
            <text:p>Entry:PotassiumSDS</text:p>
          </table:table-cell>
          <table:table-cell office:value-type="string" office:string-value="Element:CreatinineHighRangeFemale">
            <text:p>Element:CreatinineHighRangeFemale</text:p>
          </table:table-cell>
          <table:table-cell office:value-type="string" office:string-value="Cluster:CreatinineRefRangeFemale">
            <text:p>Cluster:CreatinineRefRangeFemale</text:p>
          </table:table-cell>
        </table:table-row>
        <table:table-row table:style-name="ro2">
          <table:table-cell office:value-type="string" office:string-value="Entry:ChlorideSDS">
            <text:p>Entry:ChlorideSDS</text:p>
          </table:table-cell>
          <table:table-cell office:value-type="string" office:string-value="Element:CreatinineLowRangeMale">
            <text:p>Element:CreatinineLowRangeMale</text:p>
          </table:table-cell>
          <table:table-cell office:value-type="string" office:string-value="Cluster:CreatinineRefRangeMale">
            <text:p>Cluster:CreatinineRefRangeMale</text:p>
          </table:table-cell>
        </table:table-row>
        <table:table-row table:style-name="ro2">
          <table:table-cell office:value-type="string" office:string-value="Entry:UreaSDS">
            <text:p>Entry:UreaSDS</text:p>
          </table:table-cell>
          <table:table-cell office:value-type="string" office:string-value="Element:CreatinineLowRangeFemale">
            <text:p>Element:CreatinineLowRangeFemale</text:p>
          </table:table-cell>
          <table:table-cell>
            <text:p/>
          </table:table-cell>
        </table:table-row>
        <table:table-row table:style-name="ro2">
          <table:table-cell office:value-type="string" office:string-value="Entry:CreatinineSDS">
            <text:p>Entry:CreatinineSDS</text:p>
          </table:table-cell>
          <table:table-cell office:value-type="string" office:string-value="Element:CreatinineUnits">
            <text:p>Element:CreatinineUnits</text:p>
          </table:table-cell>
          <table:table-cell>
            <text:p/>
          </table:table-cell>
        </table:table-row>
        <table:table-row table:style-name="ro2">
          <table:table-cell office:value-type="string" office:string-value="Entry:PyruvateSDS">
            <text:p>Entry:PyruvateSDS</text:p>
          </table:table-cell>
          <table:table-cell office:value-type="string" office:string-value="Element:SodiumLowRange">
            <text:p>Element:SodiumLowRang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SodiumHighRange">
            <text:p>Element:SodiumHighRang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SodiumUnits">
            <text:p>Element:Sodium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PotassiumUnits">
            <text:p>Element:Potassium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ChlorideUnits">
            <text:p>Element:Chloride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PyruvateUnits">
            <text:p>Element:Pyruvate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UreaUnits">
            <text:p>Element:Urea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Class Hierarchy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6" table:default-cell-style-name="ce13"/>
        <table:table-column table:style-name="co10" table:default-cell-style-name="ce15"/>
        <table:table-column table:style-name="co10" table:number-columns-repeated="499" table:default-cell-style-name="ce19"/>
        <table:table-row table:style-name="ro6">
          <table:table-cell table:style-name="ce11" office:value-type="string">
            <text:p>Id</text:p>
          </table:table-cell>
          <table:table-cell table:style-name="ce12" office:value-type="string">
            <text:p>DisplayName</text:p>
          </table:table-cell>
          <table:table-cell table:style-name="ce12" office:value-type="string">
            <text:p>Supplementary Data Set</text:p>
          </table:table-cell>
          <table:table-cell table:style-name="ce14" office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string" office:string-value="Formulary">
            <text:p>Formulary</text:p>
          </table:table-cell>
          <table:table-cell table:style-name="ce20" office:value-type="string" office:string-value="OsteoporosisDrugs">
            <text:p>OsteoporosisDrugs</text:p>
          </table:table-cell>
          <table:table-cell table:style-name="ce20" office:value-type="string" office:string-value="CancerDrugs">
            <text:p>CancerDrugs</text:p>
          </table:table-cell>
          <table:table-cell table:style-name="ce20" office:value-type="string" office:string-value="Analgesics">
            <text:p>Analgesics</text:p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</table:table-row>
        <table:table-row table:style-name="ro4">
          <table:table-cell office:value-type="string">
            <text:p>Formulary</text:p>
          </table:table-cell>
          <table:table-cell office:value-type="string">
            <text:p>Formulary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477"/>
        </table:table-row>
        <table:table-row table:style-name="ro4">
          <table:table-cell office:value-type="string">
            <text:p>OsteoporosisDrugs</text:p>
          </table:table-cell>
          <table:table-cell office:value-type="string">
            <text:p>Osteoporosis Drugs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0" office:value-type="float" office:value="0">
            <text:p>0</text:p>
          </table:table-cell>
          <table:table-cell table:number-columns-repeated="477"/>
        </table:table-row>
        <table:table-row table:style-name="ro4">
          <table:table-cell office:value-type="string">
            <text:p>CancerDrugs</text:p>
          </table:table-cell>
          <table:table-cell office:value-type="string">
            <text:p>Cancer Drugs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9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 office:value-type="string">
            <text:p>Analgesics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8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>
            <text:p/>
          </table:table-cell>
          <table:table-cell table:number-columns-repeated="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7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>
            <text:p/>
          </table:table-cell>
          <table:table-cell table:number-columns-repeated="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6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>
            <text:p/>
          </table:table-cell>
          <table:table-cell table:number-columns-repeated="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5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>
            <text:p/>
          </table:table-cell>
          <table:table-cell table:number-columns-repeated="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4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>
            <text:p/>
          </table:table-cell>
          <table:table-cell table:number-columns-repeated="8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3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>
            <text:p/>
          </table:table-cell>
          <table:table-cell table:number-columns-repeated="9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2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>
            <text:p/>
          </table:table-cell>
          <table:table-cell table:number-columns-repeated="10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1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>
            <text:p/>
          </table:table-cell>
          <table:table-cell table:number-columns-repeated="11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>
            <text:p/>
          </table:table-cell>
          <table:table-cell table:number-columns-repeated="1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>
            <text:p/>
          </table:table-cell>
          <table:table-cell table:number-columns-repeated="1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>
            <text:p/>
          </table:table-cell>
          <table:table-cell table:number-columns-repeated="1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>
            <text:p/>
          </table:table-cell>
          <table:table-cell table:number-columns-repeated="1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>
            <text:p/>
          </table:table-cell>
          <table:table-cell table:number-columns-repeated="1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>
            <text:p/>
          </table:table-cell>
          <table:table-cell table:number-columns-repeated="1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>
            <text:p/>
          </table:table-cell>
          <table:table-cell table:number-columns-repeated="18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>
            <text:p/>
          </table:table-cell>
          <table:table-cell table:number-columns-repeated="1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>
            <text:p/>
          </table:table-cell>
          <table:table-cell table:number-columns-repeated="2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77"/>
        </table:table-row>
        <table:table-row table:style-name="ro4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>
            <text:p/>
          </table:table-cell>
          <table:table-cell table:number-columns-repeated="21" office:value-type="float" office:value="0">
            <text:p>0</text:p>
          </table:table-cell>
          <table:table-cell table:number-columns-repeated="478"/>
        </table:table-row>
        <table:table-row table:style-name="ro4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</table:table>
      <table:table table:name="Clinical Codes" table:style-name="ta1" table:print="false">
        <office:forms form:automatic-focus="false" form:apply-design-mode="false"/>
        <table:table-column table:style-name="co6" table:number-columns-repeated="2" table:default-cell-style-name="ce6"/>
        <table:table-column table:style-name="co8" table:default-cell-style-name="ce21"/>
        <table:table-column-group>
          <table:table-column table:style-name="co7" table:number-columns-repeated="5" table:default-cell-style-name="ce4"/>
          <table:table-column table:style-name="co8" table:default-cell-style-name="ce21"/>
        </table:table-column-group>
        <table:table-column-group>
          <table:table-column table:style-name="co7" table:number-columns-repeated="5" table:default-cell-style-name="ce4"/>
          <table:table-column table:style-name="co11" table:default-cell-style-name="ce21"/>
        </table:table-column-group>
        <table:table-column table:style-name="co7" table:number-columns-repeated="5" table:default-cell-style-name="ce4"/>
        <table:table-column table:style-name="co11" table:default-cell-style-name="ce21"/>
        <table:table-row table:style-name="ro7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NOMED</text:p>
          </table:table-cell>
          <table:table-cell table:style-name="ce17" table:number-columns-repeated="5"/>
          <table:table-cell table:style-name="ce17" office:value-type="string">
            <text:p>ICD-10</text:p>
          </table:table-cell>
          <table:table-cell table:style-name="ce17" table:number-columns-repeated="5"/>
          <table:table-cell table:style-name="ce17" office:value-type="string">
            <text:p>OPCS-4</text:p>
          </table:table-cell>
          <table:table-cell table:style-name="ce17" table:number-columns-repeated="5"/>
        </table:table-row>
        <table:table-row table:style-name="ro4">
          <table:table-cell table:formula="of:=IF(ISBLANK([Synonyms.A2]);&quot;&quot;;[Synonyms.A2])" office:value-type="string" office:string-value="Formulary">
            <text:p>Formulary</text:p>
          </table:table-cell>
          <table:table-cell table:formula="of:=IF(ISBLANK([Synonyms.B2]);&quot;&quot;;[Synonyms.B2])" office:value-type="string" office:string-value="Formulary">
            <text:p>Formulary</text:p>
          </table:table-cell>
          <table:table-cell office:value-type="string">
            <text:p>-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-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-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OsteoporosisDrugs">
            <text:p>OsteoporosisDrugs</text:p>
          </table:table-cell>
          <table:table-cell table:formula="of:=IF(ISBLANK([Synonyms.B3]);&quot;&quot;;[Synonyms.B3])" office:value-type="string" office:string-value="Osteoporosis Drugs">
            <text:p>Osteoporosis Drug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CancerDrugs">
            <text:p>CancerDrugs</text:p>
          </table:table-cell>
          <table:table-cell table:formula="of:=IF(ISBLANK([Synonyms.B4]);&quot;&quot;;[Synonyms.B4])" office:value-type="string" office:string-value="Cancer Drugs">
            <text:p>Cancer Drug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Analgesics">
            <text:p>Analgesics</text:p>
          </table:table-cell>
          <table:table-cell table:formula="of:=IF(ISBLANK([Synonyms.B5]);&quot;&quot;;[Synonyms.B5])" office:value-type="string" office:string-value="Analgesics">
            <text:p>Analgesic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]);&quot;&quot;;[Synonyms.A6])">
            <text:p/>
          </table:table-cell>
          <table:table-cell table:formula="of:=IF(ISBLANK([Synonyms.B6]);&quot;&quot;;[Synonyms.B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]);&quot;&quot;;[Synonyms.A7])">
            <text:p/>
          </table:table-cell>
          <table:table-cell table:formula="of:=IF(ISBLANK([Synonyms.B7]);&quot;&quot;;[Synonyms.B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]);&quot;&quot;;[Synonyms.A8])">
            <text:p/>
          </table:table-cell>
          <table:table-cell table:formula="of:=IF(ISBLANK([Synonyms.B8]);&quot;&quot;;[Synonyms.B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]);&quot;&quot;;[Synonyms.A9])">
            <text:p/>
          </table:table-cell>
          <table:table-cell table:formula="of:=IF(ISBLANK([Synonyms.B9]);&quot;&quot;;[Synonyms.B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]);&quot;&quot;;[Synonyms.A10])">
            <text:p/>
          </table:table-cell>
          <table:table-cell table:formula="of:=IF(ISBLANK([Synonyms.B10]);&quot;&quot;;[Synonyms.B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]);&quot;&quot;;[Synonyms.A11])">
            <text:p/>
          </table:table-cell>
          <table:table-cell table:formula="of:=IF(ISBLANK([Synonyms.B11]);&quot;&quot;;[Synonyms.B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]);&quot;&quot;;[Synonyms.A12])">
            <text:p/>
          </table:table-cell>
          <table:table-cell table:formula="of:=IF(ISBLANK([Synonyms.B12]);&quot;&quot;;[Synonyms.B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]);&quot;&quot;;[Synonyms.A13])">
            <text:p/>
          </table:table-cell>
          <table:table-cell table:formula="of:=IF(ISBLANK([Synonyms.B13]);&quot;&quot;;[Synonyms.B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]);&quot;&quot;;[Synonyms.A14])">
            <text:p/>
          </table:table-cell>
          <table:table-cell table:formula="of:=IF(ISBLANK([Synonyms.B14]);&quot;&quot;;[Synonyms.B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]);&quot;&quot;;[Synonyms.A15])">
            <text:p/>
          </table:table-cell>
          <table:table-cell table:formula="of:=IF(ISBLANK([Synonyms.B15]);&quot;&quot;;[Synonyms.B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]);&quot;&quot;;[Synonyms.A16])">
            <text:p/>
          </table:table-cell>
          <table:table-cell table:formula="of:=IF(ISBLANK([Synonyms.B16]);&quot;&quot;;[Synonyms.B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]);&quot;&quot;;[Synonyms.A17])">
            <text:p/>
          </table:table-cell>
          <table:table-cell table:formula="of:=IF(ISBLANK([Synonyms.B17]);&quot;&quot;;[Synonyms.B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]);&quot;&quot;;[Synonyms.A18])">
            <text:p/>
          </table:table-cell>
          <table:table-cell table:formula="of:=IF(ISBLANK([Synonyms.B18]);&quot;&quot;;[Synonyms.B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]);&quot;&quot;;[Synonyms.A19])">
            <text:p/>
          </table:table-cell>
          <table:table-cell table:formula="of:=IF(ISBLANK([Synonyms.B19]);&quot;&quot;;[Synonyms.B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]);&quot;&quot;;[Synonyms.A20])">
            <text:p/>
          </table:table-cell>
          <table:table-cell table:formula="of:=IF(ISBLANK([Synonyms.B20]);&quot;&quot;;[Synonyms.B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]);&quot;&quot;;[Synonyms.A21])">
            <text:p/>
          </table:table-cell>
          <table:table-cell table:formula="of:=IF(ISBLANK([Synonyms.B21]);&quot;&quot;;[Synonyms.B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]);&quot;&quot;;[Synonyms.A22])">
            <text:p/>
          </table:table-cell>
          <table:table-cell table:formula="of:=IF(ISBLANK([Synonyms.B22]);&quot;&quot;;[Synonyms.B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]);&quot;&quot;;[Synonyms.A23])">
            <text:p/>
          </table:table-cell>
          <table:table-cell table:formula="of:=IF(ISBLANK([Synonyms.B23]);&quot;&quot;;[Synonyms.B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</table:table>
      <table:table table:name="Synonyms" table:style-name="ta1" table:protected="true" table:print="false">
        <office:forms form:automatic-focus="false" form:apply-design-mode="false"/>
        <table:table-column table:style-name="co6" table:number-columns-repeated="2" table:default-cell-style-name="ce6"/>
        <table:table-column table:style-name="co8" table:default-cell-style-name="ce21"/>
        <table:table-column table:style-name="co7" table:number-columns-repeated="23" table:default-cell-style-name="ce4"/>
        <table:table-row table:style-name="ro4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ynonyms</text:p>
          </table:table-cell>
          <table:table-cell table:style-name="ce17" table:number-columns-repeated="22"/>
        </table:table-row>
        <table:table-row table:style-name="ro4">
          <table:table-cell table:formula="of:=IF(ISBLANK(['Class Hierarchy'.A2]);&quot;&quot;;['Class Hierarchy'.A2])" office:value-type="string" office:string-value="Formulary">
            <text:p>Formulary</text:p>
          </table:table-cell>
          <table:table-cell table:formula="of:=IF(ISBLANK(['Class Hierarchy'.B2]);&quot;&quot;;['Class Hierarchy'.B2])" office:value-type="string" office:string-value="Formulary">
            <text:p>Formulary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]);&quot;&quot;;['Class Hierarchy'.A3])" office:value-type="string" office:string-value="OsteoporosisDrugs">
            <text:p>OsteoporosisDrugs</text:p>
          </table:table-cell>
          <table:table-cell table:formula="of:=IF(ISBLANK(['Class Hierarchy'.B3]);&quot;&quot;;['Class Hierarchy'.B3])" office:value-type="string" office:string-value="Osteoporosis Drugs">
            <text:p>Osteoporosis Drug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]);&quot;&quot;;['Class Hierarchy'.A4])" office:value-type="string" office:string-value="CancerDrugs">
            <text:p>CancerDrugs</text:p>
          </table:table-cell>
          <table:table-cell table:formula="of:=IF(ISBLANK(['Class Hierarchy'.B4]);&quot;&quot;;['Class Hierarchy'.B4])" office:value-type="string" office:string-value="Cancer Drugs">
            <text:p>Cancer Drug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]);&quot;&quot;;['Class Hierarchy'.A5])" office:value-type="string" office:string-value="Analgesics">
            <text:p>Analgesics</text:p>
          </table:table-cell>
          <table:table-cell table:formula="of:=IF(ISBLANK(['Class Hierarchy'.B5]);&quot;&quot;;['Class Hierarchy'.B5])" office:value-type="string" office:string-value="Analgesics">
            <text:p>Analgesic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]);&quot;&quot;;['Class Hierarchy'.A6])">
            <text:p/>
          </table:table-cell>
          <table:table-cell table:formula="of:=IF(ISBLANK(['Class Hierarchy'.B6]);&quot;&quot;;['Class Hierarchy'.B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]);&quot;&quot;;['Class Hierarchy'.A7])">
            <text:p/>
          </table:table-cell>
          <table:table-cell table:formula="of:=IF(ISBLANK(['Class Hierarchy'.B7]);&quot;&quot;;['Class Hierarchy'.B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]);&quot;&quot;;['Class Hierarchy'.A8])">
            <text:p/>
          </table:table-cell>
          <table:table-cell table:formula="of:=IF(ISBLANK(['Class Hierarchy'.B8]);&quot;&quot;;['Class Hierarchy'.B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]);&quot;&quot;;['Class Hierarchy'.A9])">
            <text:p/>
          </table:table-cell>
          <table:table-cell table:formula="of:=IF(ISBLANK(['Class Hierarchy'.B9]);&quot;&quot;;['Class Hierarchy'.B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]);&quot;&quot;;['Class Hierarchy'.A10])">
            <text:p/>
          </table:table-cell>
          <table:table-cell table:formula="of:=IF(ISBLANK(['Class Hierarchy'.B10]);&quot;&quot;;['Class Hierarchy'.B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]);&quot;&quot;;['Class Hierarchy'.A11])">
            <text:p/>
          </table:table-cell>
          <table:table-cell table:formula="of:=IF(ISBLANK(['Class Hierarchy'.B11]);&quot;&quot;;['Class Hierarchy'.B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]);&quot;&quot;;['Class Hierarchy'.A12])">
            <text:p/>
          </table:table-cell>
          <table:table-cell table:formula="of:=IF(ISBLANK(['Class Hierarchy'.B12]);&quot;&quot;;['Class Hierarchy'.B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]);&quot;&quot;;['Class Hierarchy'.A13])">
            <text:p/>
          </table:table-cell>
          <table:table-cell table:formula="of:=IF(ISBLANK(['Class Hierarchy'.B13]);&quot;&quot;;['Class Hierarchy'.B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]);&quot;&quot;;['Class Hierarchy'.A14])">
            <text:p/>
          </table:table-cell>
          <table:table-cell table:formula="of:=IF(ISBLANK(['Class Hierarchy'.B14]);&quot;&quot;;['Class Hierarchy'.B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]);&quot;&quot;;['Class Hierarchy'.A15])">
            <text:p/>
          </table:table-cell>
          <table:table-cell table:formula="of:=IF(ISBLANK(['Class Hierarchy'.B15]);&quot;&quot;;['Class Hierarchy'.B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]);&quot;&quot;;['Class Hierarchy'.A16])">
            <text:p/>
          </table:table-cell>
          <table:table-cell table:formula="of:=IF(ISBLANK(['Class Hierarchy'.B16]);&quot;&quot;;['Class Hierarchy'.B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]);&quot;&quot;;['Class Hierarchy'.A17])">
            <text:p/>
          </table:table-cell>
          <table:table-cell table:formula="of:=IF(ISBLANK(['Class Hierarchy'.B17]);&quot;&quot;;['Class Hierarchy'.B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]);&quot;&quot;;['Class Hierarchy'.A18])">
            <text:p/>
          </table:table-cell>
          <table:table-cell table:formula="of:=IF(ISBLANK(['Class Hierarchy'.B18]);&quot;&quot;;['Class Hierarchy'.B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]);&quot;&quot;;['Class Hierarchy'.A19])">
            <text:p/>
          </table:table-cell>
          <table:table-cell table:formula="of:=IF(ISBLANK(['Class Hierarchy'.B19]);&quot;&quot;;['Class Hierarchy'.B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]);&quot;&quot;;['Class Hierarchy'.A20])">
            <text:p/>
          </table:table-cell>
          <table:table-cell table:formula="of:=IF(ISBLANK(['Class Hierarchy'.B20]);&quot;&quot;;['Class Hierarchy'.B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]);&quot;&quot;;['Class Hierarchy'.A21])">
            <text:p/>
          </table:table-cell>
          <table:table-cell table:formula="of:=IF(ISBLANK(['Class Hierarchy'.B21]);&quot;&quot;;['Class Hierarchy'.B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]);&quot;&quot;;['Class Hierarchy'.A22])">
            <text:p/>
          </table:table-cell>
          <table:table-cell table:formula="of:=IF(ISBLANK(['Class Hierarchy'.B22]);&quot;&quot;;['Class Hierarchy'.B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]);&quot;&quot;;['Class Hierarchy'.A23])">
            <text:p/>
          </table:table-cell>
          <table:table-cell table:formula="of:=IF(ISBLANK(['Class Hierarchy'.B23]);&quot;&quot;;['Class Hierarchy'.B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]);&quot;&quot;;['Class Hierarchy'.A24])">
            <text:p/>
          </table:table-cell>
          <table:table-cell table:formula="of:=IF(ISBLANK(['Class Hierarchy'.B24]);&quot;&quot;;['Class Hierarchy'.B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]);&quot;&quot;;['Class Hierarchy'.A25])">
            <text:p/>
          </table:table-cell>
          <table:table-cell table:formula="of:=IF(ISBLANK(['Class Hierarchy'.B25]);&quot;&quot;;['Class Hierarchy'.B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]);&quot;&quot;;['Class Hierarchy'.A26])">
            <text:p/>
          </table:table-cell>
          <table:table-cell table:formula="of:=IF(ISBLANK(['Class Hierarchy'.B26]);&quot;&quot;;['Class Hierarchy'.B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]);&quot;&quot;;['Class Hierarchy'.A27])">
            <text:p/>
          </table:table-cell>
          <table:table-cell table:formula="of:=IF(ISBLANK(['Class Hierarchy'.B27]);&quot;&quot;;['Class Hierarchy'.B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]);&quot;&quot;;['Class Hierarchy'.A28])">
            <text:p/>
          </table:table-cell>
          <table:table-cell table:formula="of:=IF(ISBLANK(['Class Hierarchy'.B28]);&quot;&quot;;['Class Hierarchy'.B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]);&quot;&quot;;['Class Hierarchy'.A29])">
            <text:p/>
          </table:table-cell>
          <table:table-cell table:formula="of:=IF(ISBLANK(['Class Hierarchy'.B29]);&quot;&quot;;['Class Hierarchy'.B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]);&quot;&quot;;['Class Hierarchy'.A30])">
            <text:p/>
          </table:table-cell>
          <table:table-cell table:formula="of:=IF(ISBLANK(['Class Hierarchy'.B30]);&quot;&quot;;['Class Hierarchy'.B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]);&quot;&quot;;['Class Hierarchy'.A31])">
            <text:p/>
          </table:table-cell>
          <table:table-cell table:formula="of:=IF(ISBLANK(['Class Hierarchy'.B31]);&quot;&quot;;['Class Hierarchy'.B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]);&quot;&quot;;['Class Hierarchy'.A32])">
            <text:p/>
          </table:table-cell>
          <table:table-cell table:formula="of:=IF(ISBLANK(['Class Hierarchy'.B32]);&quot;&quot;;['Class Hierarchy'.B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]);&quot;&quot;;['Class Hierarchy'.A33])">
            <text:p/>
          </table:table-cell>
          <table:table-cell table:formula="of:=IF(ISBLANK(['Class Hierarchy'.B33]);&quot;&quot;;['Class Hierarchy'.B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]);&quot;&quot;;['Class Hierarchy'.A34])">
            <text:p/>
          </table:table-cell>
          <table:table-cell table:formula="of:=IF(ISBLANK(['Class Hierarchy'.B34]);&quot;&quot;;['Class Hierarchy'.B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]);&quot;&quot;;['Class Hierarchy'.A35])">
            <text:p/>
          </table:table-cell>
          <table:table-cell table:formula="of:=IF(ISBLANK(['Class Hierarchy'.B35]);&quot;&quot;;['Class Hierarchy'.B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]);&quot;&quot;;['Class Hierarchy'.A36])">
            <text:p/>
          </table:table-cell>
          <table:table-cell table:formula="of:=IF(ISBLANK(['Class Hierarchy'.B36]);&quot;&quot;;['Class Hierarchy'.B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]);&quot;&quot;;['Class Hierarchy'.A37])">
            <text:p/>
          </table:table-cell>
          <table:table-cell table:formula="of:=IF(ISBLANK(['Class Hierarchy'.B37]);&quot;&quot;;['Class Hierarchy'.B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]);&quot;&quot;;['Class Hierarchy'.A38])">
            <text:p/>
          </table:table-cell>
          <table:table-cell table:formula="of:=IF(ISBLANK(['Class Hierarchy'.B38]);&quot;&quot;;['Class Hierarchy'.B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]);&quot;&quot;;['Class Hierarchy'.A39])">
            <text:p/>
          </table:table-cell>
          <table:table-cell table:formula="of:=IF(ISBLANK(['Class Hierarchy'.B39]);&quot;&quot;;['Class Hierarchy'.B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]);&quot;&quot;;['Class Hierarchy'.A40])">
            <text:p/>
          </table:table-cell>
          <table:table-cell table:formula="of:=IF(ISBLANK(['Class Hierarchy'.B40]);&quot;&quot;;['Class Hierarchy'.B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]);&quot;&quot;;['Class Hierarchy'.A41])">
            <text:p/>
          </table:table-cell>
          <table:table-cell table:formula="of:=IF(ISBLANK(['Class Hierarchy'.B41]);&quot;&quot;;['Class Hierarchy'.B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]);&quot;&quot;;['Class Hierarchy'.A42])">
            <text:p/>
          </table:table-cell>
          <table:table-cell table:formula="of:=IF(ISBLANK(['Class Hierarchy'.B42]);&quot;&quot;;['Class Hierarchy'.B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]);&quot;&quot;;['Class Hierarchy'.A43])">
            <text:p/>
          </table:table-cell>
          <table:table-cell table:formula="of:=IF(ISBLANK(['Class Hierarchy'.B43]);&quot;&quot;;['Class Hierarchy'.B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]);&quot;&quot;;['Class Hierarchy'.A44])">
            <text:p/>
          </table:table-cell>
          <table:table-cell table:formula="of:=IF(ISBLANK(['Class Hierarchy'.B44]);&quot;&quot;;['Class Hierarchy'.B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]);&quot;&quot;;['Class Hierarchy'.A45])">
            <text:p/>
          </table:table-cell>
          <table:table-cell table:formula="of:=IF(ISBLANK(['Class Hierarchy'.B45]);&quot;&quot;;['Class Hierarchy'.B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]);&quot;&quot;;['Class Hierarchy'.A46])">
            <text:p/>
          </table:table-cell>
          <table:table-cell table:formula="of:=IF(ISBLANK(['Class Hierarchy'.B46]);&quot;&quot;;['Class Hierarchy'.B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]);&quot;&quot;;['Class Hierarchy'.A47])">
            <text:p/>
          </table:table-cell>
          <table:table-cell table:formula="of:=IF(ISBLANK(['Class Hierarchy'.B47]);&quot;&quot;;['Class Hierarchy'.B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]);&quot;&quot;;['Class Hierarchy'.A48])">
            <text:p/>
          </table:table-cell>
          <table:table-cell table:formula="of:=IF(ISBLANK(['Class Hierarchy'.B48]);&quot;&quot;;['Class Hierarchy'.B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]);&quot;&quot;;['Class Hierarchy'.A49])">
            <text:p/>
          </table:table-cell>
          <table:table-cell table:formula="of:=IF(ISBLANK(['Class Hierarchy'.B49]);&quot;&quot;;['Class Hierarchy'.B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0]);&quot;&quot;;['Class Hierarchy'.A50])">
            <text:p/>
          </table:table-cell>
          <table:table-cell table:formula="of:=IF(ISBLANK(['Class Hierarchy'.B50]);&quot;&quot;;['Class Hierarchy'.B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1]);&quot;&quot;;['Class Hierarchy'.A51])">
            <text:p/>
          </table:table-cell>
          <table:table-cell table:formula="of:=IF(ISBLANK(['Class Hierarchy'.B51]);&quot;&quot;;['Class Hierarchy'.B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2]);&quot;&quot;;['Class Hierarchy'.A52])">
            <text:p/>
          </table:table-cell>
          <table:table-cell table:formula="of:=IF(ISBLANK(['Class Hierarchy'.B52]);&quot;&quot;;['Class Hierarchy'.B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3]);&quot;&quot;;['Class Hierarchy'.A53])">
            <text:p/>
          </table:table-cell>
          <table:table-cell table:formula="of:=IF(ISBLANK(['Class Hierarchy'.B53]);&quot;&quot;;['Class Hierarchy'.B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4]);&quot;&quot;;['Class Hierarchy'.A54])">
            <text:p/>
          </table:table-cell>
          <table:table-cell table:formula="of:=IF(ISBLANK(['Class Hierarchy'.B54]);&quot;&quot;;['Class Hierarchy'.B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5]);&quot;&quot;;['Class Hierarchy'.A55])">
            <text:p/>
          </table:table-cell>
          <table:table-cell table:formula="of:=IF(ISBLANK(['Class Hierarchy'.B55]);&quot;&quot;;['Class Hierarchy'.B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6]);&quot;&quot;;['Class Hierarchy'.A56])">
            <text:p/>
          </table:table-cell>
          <table:table-cell table:formula="of:=IF(ISBLANK(['Class Hierarchy'.B56]);&quot;&quot;;['Class Hierarchy'.B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7]);&quot;&quot;;['Class Hierarchy'.A57])">
            <text:p/>
          </table:table-cell>
          <table:table-cell table:formula="of:=IF(ISBLANK(['Class Hierarchy'.B57]);&quot;&quot;;['Class Hierarchy'.B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8]);&quot;&quot;;['Class Hierarchy'.A58])">
            <text:p/>
          </table:table-cell>
          <table:table-cell table:formula="of:=IF(ISBLANK(['Class Hierarchy'.B58]);&quot;&quot;;['Class Hierarchy'.B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9]);&quot;&quot;;['Class Hierarchy'.A59])">
            <text:p/>
          </table:table-cell>
          <table:table-cell table:formula="of:=IF(ISBLANK(['Class Hierarchy'.B59]);&quot;&quot;;['Class Hierarchy'.B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0]);&quot;&quot;;['Class Hierarchy'.A60])">
            <text:p/>
          </table:table-cell>
          <table:table-cell table:formula="of:=IF(ISBLANK(['Class Hierarchy'.B60]);&quot;&quot;;['Class Hierarchy'.B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1]);&quot;&quot;;['Class Hierarchy'.A61])">
            <text:p/>
          </table:table-cell>
          <table:table-cell table:formula="of:=IF(ISBLANK(['Class Hierarchy'.B61]);&quot;&quot;;['Class Hierarchy'.B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2]);&quot;&quot;;['Class Hierarchy'.A62])">
            <text:p/>
          </table:table-cell>
          <table:table-cell table:formula="of:=IF(ISBLANK(['Class Hierarchy'.B62]);&quot;&quot;;['Class Hierarchy'.B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3]);&quot;&quot;;['Class Hierarchy'.A63])">
            <text:p/>
          </table:table-cell>
          <table:table-cell table:formula="of:=IF(ISBLANK(['Class Hierarchy'.B63]);&quot;&quot;;['Class Hierarchy'.B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4]);&quot;&quot;;['Class Hierarchy'.A64])">
            <text:p/>
          </table:table-cell>
          <table:table-cell table:formula="of:=IF(ISBLANK(['Class Hierarchy'.B64]);&quot;&quot;;['Class Hierarchy'.B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5]);&quot;&quot;;['Class Hierarchy'.A65])">
            <text:p/>
          </table:table-cell>
          <table:table-cell table:formula="of:=IF(ISBLANK(['Class Hierarchy'.B65]);&quot;&quot;;['Class Hierarchy'.B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6]);&quot;&quot;;['Class Hierarchy'.A66])">
            <text:p/>
          </table:table-cell>
          <table:table-cell table:formula="of:=IF(ISBLANK(['Class Hierarchy'.B66]);&quot;&quot;;['Class Hierarchy'.B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7]);&quot;&quot;;['Class Hierarchy'.A67])">
            <text:p/>
          </table:table-cell>
          <table:table-cell table:formula="of:=IF(ISBLANK(['Class Hierarchy'.B67]);&quot;&quot;;['Class Hierarchy'.B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8]);&quot;&quot;;['Class Hierarchy'.A68])">
            <text:p/>
          </table:table-cell>
          <table:table-cell table:formula="of:=IF(ISBLANK(['Class Hierarchy'.B68]);&quot;&quot;;['Class Hierarchy'.B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9]);&quot;&quot;;['Class Hierarchy'.A69])">
            <text:p/>
          </table:table-cell>
          <table:table-cell table:formula="of:=IF(ISBLANK(['Class Hierarchy'.B69]);&quot;&quot;;['Class Hierarchy'.B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0]);&quot;&quot;;['Class Hierarchy'.A70])">
            <text:p/>
          </table:table-cell>
          <table:table-cell table:formula="of:=IF(ISBLANK(['Class Hierarchy'.B70]);&quot;&quot;;['Class Hierarchy'.B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1]);&quot;&quot;;['Class Hierarchy'.A71])">
            <text:p/>
          </table:table-cell>
          <table:table-cell table:formula="of:=IF(ISBLANK(['Class Hierarchy'.B71]);&quot;&quot;;['Class Hierarchy'.B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2]);&quot;&quot;;['Class Hierarchy'.A72])">
            <text:p/>
          </table:table-cell>
          <table:table-cell table:formula="of:=IF(ISBLANK(['Class Hierarchy'.B72]);&quot;&quot;;['Class Hierarchy'.B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3]);&quot;&quot;;['Class Hierarchy'.A73])">
            <text:p/>
          </table:table-cell>
          <table:table-cell table:formula="of:=IF(ISBLANK(['Class Hierarchy'.B73]);&quot;&quot;;['Class Hierarchy'.B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4]);&quot;&quot;;['Class Hierarchy'.A74])">
            <text:p/>
          </table:table-cell>
          <table:table-cell table:formula="of:=IF(ISBLANK(['Class Hierarchy'.B74]);&quot;&quot;;['Class Hierarchy'.B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5]);&quot;&quot;;['Class Hierarchy'.A75])">
            <text:p/>
          </table:table-cell>
          <table:table-cell table:formula="of:=IF(ISBLANK(['Class Hierarchy'.B75]);&quot;&quot;;['Class Hierarchy'.B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6]);&quot;&quot;;['Class Hierarchy'.A76])">
            <text:p/>
          </table:table-cell>
          <table:table-cell table:formula="of:=IF(ISBLANK(['Class Hierarchy'.B76]);&quot;&quot;;['Class Hierarchy'.B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7]);&quot;&quot;;['Class Hierarchy'.A77])">
            <text:p/>
          </table:table-cell>
          <table:table-cell table:formula="of:=IF(ISBLANK(['Class Hierarchy'.B77]);&quot;&quot;;['Class Hierarchy'.B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8]);&quot;&quot;;['Class Hierarchy'.A78])">
            <text:p/>
          </table:table-cell>
          <table:table-cell table:formula="of:=IF(ISBLANK(['Class Hierarchy'.B78]);&quot;&quot;;['Class Hierarchy'.B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9]);&quot;&quot;;['Class Hierarchy'.A79])">
            <text:p/>
          </table:table-cell>
          <table:table-cell table:formula="of:=IF(ISBLANK(['Class Hierarchy'.B79]);&quot;&quot;;['Class Hierarchy'.B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0]);&quot;&quot;;['Class Hierarchy'.A80])">
            <text:p/>
          </table:table-cell>
          <table:table-cell table:formula="of:=IF(ISBLANK(['Class Hierarchy'.B80]);&quot;&quot;;['Class Hierarchy'.B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1]);&quot;&quot;;['Class Hierarchy'.A81])">
            <text:p/>
          </table:table-cell>
          <table:table-cell table:formula="of:=IF(ISBLANK(['Class Hierarchy'.B81]);&quot;&quot;;['Class Hierarchy'.B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2]);&quot;&quot;;['Class Hierarchy'.A82])">
            <text:p/>
          </table:table-cell>
          <table:table-cell table:formula="of:=IF(ISBLANK(['Class Hierarchy'.B82]);&quot;&quot;;['Class Hierarchy'.B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3]);&quot;&quot;;['Class Hierarchy'.A83])">
            <text:p/>
          </table:table-cell>
          <table:table-cell table:formula="of:=IF(ISBLANK(['Class Hierarchy'.B83]);&quot;&quot;;['Class Hierarchy'.B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4]);&quot;&quot;;['Class Hierarchy'.A84])">
            <text:p/>
          </table:table-cell>
          <table:table-cell table:formula="of:=IF(ISBLANK(['Class Hierarchy'.B84]);&quot;&quot;;['Class Hierarchy'.B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5]);&quot;&quot;;['Class Hierarchy'.A85])">
            <text:p/>
          </table:table-cell>
          <table:table-cell table:formula="of:=IF(ISBLANK(['Class Hierarchy'.B85]);&quot;&quot;;['Class Hierarchy'.B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6]);&quot;&quot;;['Class Hierarchy'.A86])">
            <text:p/>
          </table:table-cell>
          <table:table-cell table:formula="of:=IF(ISBLANK(['Class Hierarchy'.B86]);&quot;&quot;;['Class Hierarchy'.B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7]);&quot;&quot;;['Class Hierarchy'.A87])">
            <text:p/>
          </table:table-cell>
          <table:table-cell table:formula="of:=IF(ISBLANK(['Class Hierarchy'.B87]);&quot;&quot;;['Class Hierarchy'.B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8]);&quot;&quot;;['Class Hierarchy'.A88])">
            <text:p/>
          </table:table-cell>
          <table:table-cell table:formula="of:=IF(ISBLANK(['Class Hierarchy'.B88]);&quot;&quot;;['Class Hierarchy'.B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9]);&quot;&quot;;['Class Hierarchy'.A89])">
            <text:p/>
          </table:table-cell>
          <table:table-cell table:formula="of:=IF(ISBLANK(['Class Hierarchy'.B89]);&quot;&quot;;['Class Hierarchy'.B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0]);&quot;&quot;;['Class Hierarchy'.A90])">
            <text:p/>
          </table:table-cell>
          <table:table-cell table:formula="of:=IF(ISBLANK(['Class Hierarchy'.B90]);&quot;&quot;;['Class Hierarchy'.B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1]);&quot;&quot;;['Class Hierarchy'.A91])">
            <text:p/>
          </table:table-cell>
          <table:table-cell table:formula="of:=IF(ISBLANK(['Class Hierarchy'.B91]);&quot;&quot;;['Class Hierarchy'.B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2]);&quot;&quot;;['Class Hierarchy'.A92])">
            <text:p/>
          </table:table-cell>
          <table:table-cell table:formula="of:=IF(ISBLANK(['Class Hierarchy'.B92]);&quot;&quot;;['Class Hierarchy'.B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3]);&quot;&quot;;['Class Hierarchy'.A93])">
            <text:p/>
          </table:table-cell>
          <table:table-cell table:formula="of:=IF(ISBLANK(['Class Hierarchy'.B93]);&quot;&quot;;['Class Hierarchy'.B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4]);&quot;&quot;;['Class Hierarchy'.A94])">
            <text:p/>
          </table:table-cell>
          <table:table-cell table:formula="of:=IF(ISBLANK(['Class Hierarchy'.B94]);&quot;&quot;;['Class Hierarchy'.B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5]);&quot;&quot;;['Class Hierarchy'.A95])">
            <text:p/>
          </table:table-cell>
          <table:table-cell table:formula="of:=IF(ISBLANK(['Class Hierarchy'.B95]);&quot;&quot;;['Class Hierarchy'.B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6]);&quot;&quot;;['Class Hierarchy'.A96])">
            <text:p/>
          </table:table-cell>
          <table:table-cell table:formula="of:=IF(ISBLANK(['Class Hierarchy'.B96]);&quot;&quot;;['Class Hierarchy'.B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7]);&quot;&quot;;['Class Hierarchy'.A97])">
            <text:p/>
          </table:table-cell>
          <table:table-cell table:formula="of:=IF(ISBLANK(['Class Hierarchy'.B97]);&quot;&quot;;['Class Hierarchy'.B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8]);&quot;&quot;;['Class Hierarchy'.A98])">
            <text:p/>
          </table:table-cell>
          <table:table-cell table:formula="of:=IF(ISBLANK(['Class Hierarchy'.B98]);&quot;&quot;;['Class Hierarchy'.B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9]);&quot;&quot;;['Class Hierarchy'.A99])">
            <text:p/>
          </table:table-cell>
          <table:table-cell table:formula="of:=IF(ISBLANK(['Class Hierarchy'.B99]);&quot;&quot;;['Class Hierarchy'.B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0]);&quot;&quot;;['Class Hierarchy'.A100])">
            <text:p/>
          </table:table-cell>
          <table:table-cell table:formula="of:=IF(ISBLANK(['Class Hierarchy'.B100]);&quot;&quot;;['Class Hierarchy'.B1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1]);&quot;&quot;;['Class Hierarchy'.A101])">
            <text:p/>
          </table:table-cell>
          <table:table-cell table:formula="of:=IF(ISBLANK(['Class Hierarchy'.B101]);&quot;&quot;;['Class Hierarchy'.B1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2]);&quot;&quot;;['Class Hierarchy'.A102])">
            <text:p/>
          </table:table-cell>
          <table:table-cell table:formula="of:=IF(ISBLANK(['Class Hierarchy'.B102]);&quot;&quot;;['Class Hierarchy'.B1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3]);&quot;&quot;;['Class Hierarchy'.A103])">
            <text:p/>
          </table:table-cell>
          <table:table-cell table:formula="of:=IF(ISBLANK(['Class Hierarchy'.B103]);&quot;&quot;;['Class Hierarchy'.B1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4]);&quot;&quot;;['Class Hierarchy'.A104])">
            <text:p/>
          </table:table-cell>
          <table:table-cell table:formula="of:=IF(ISBLANK(['Class Hierarchy'.B104]);&quot;&quot;;['Class Hierarchy'.B1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5]);&quot;&quot;;['Class Hierarchy'.A105])">
            <text:p/>
          </table:table-cell>
          <table:table-cell table:formula="of:=IF(ISBLANK(['Class Hierarchy'.B105]);&quot;&quot;;['Class Hierarchy'.B1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6]);&quot;&quot;;['Class Hierarchy'.A106])">
            <text:p/>
          </table:table-cell>
          <table:table-cell table:formula="of:=IF(ISBLANK(['Class Hierarchy'.B106]);&quot;&quot;;['Class Hierarchy'.B1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7]);&quot;&quot;;['Class Hierarchy'.A107])">
            <text:p/>
          </table:table-cell>
          <table:table-cell table:formula="of:=IF(ISBLANK(['Class Hierarchy'.B107]);&quot;&quot;;['Class Hierarchy'.B1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8]);&quot;&quot;;['Class Hierarchy'.A108])">
            <text:p/>
          </table:table-cell>
          <table:table-cell table:formula="of:=IF(ISBLANK(['Class Hierarchy'.B108]);&quot;&quot;;['Class Hierarchy'.B1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9]);&quot;&quot;;['Class Hierarchy'.A109])">
            <text:p/>
          </table:table-cell>
          <table:table-cell table:formula="of:=IF(ISBLANK(['Class Hierarchy'.B109]);&quot;&quot;;['Class Hierarchy'.B1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0]);&quot;&quot;;['Class Hierarchy'.A110])">
            <text:p/>
          </table:table-cell>
          <table:table-cell table:formula="of:=IF(ISBLANK(['Class Hierarchy'.B110]);&quot;&quot;;['Class Hierarchy'.B1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1]);&quot;&quot;;['Class Hierarchy'.A111])">
            <text:p/>
          </table:table-cell>
          <table:table-cell table:formula="of:=IF(ISBLANK(['Class Hierarchy'.B111]);&quot;&quot;;['Class Hierarchy'.B1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2]);&quot;&quot;;['Class Hierarchy'.A112])">
            <text:p/>
          </table:table-cell>
          <table:table-cell table:formula="of:=IF(ISBLANK(['Class Hierarchy'.B112]);&quot;&quot;;['Class Hierarchy'.B1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3]);&quot;&quot;;['Class Hierarchy'.A113])">
            <text:p/>
          </table:table-cell>
          <table:table-cell table:formula="of:=IF(ISBLANK(['Class Hierarchy'.B113]);&quot;&quot;;['Class Hierarchy'.B1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4]);&quot;&quot;;['Class Hierarchy'.A114])">
            <text:p/>
          </table:table-cell>
          <table:table-cell table:formula="of:=IF(ISBLANK(['Class Hierarchy'.B114]);&quot;&quot;;['Class Hierarchy'.B1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5]);&quot;&quot;;['Class Hierarchy'.A115])">
            <text:p/>
          </table:table-cell>
          <table:table-cell table:formula="of:=IF(ISBLANK(['Class Hierarchy'.B115]);&quot;&quot;;['Class Hierarchy'.B1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6]);&quot;&quot;;['Class Hierarchy'.A116])">
            <text:p/>
          </table:table-cell>
          <table:table-cell table:formula="of:=IF(ISBLANK(['Class Hierarchy'.B116]);&quot;&quot;;['Class Hierarchy'.B1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7]);&quot;&quot;;['Class Hierarchy'.A117])">
            <text:p/>
          </table:table-cell>
          <table:table-cell table:formula="of:=IF(ISBLANK(['Class Hierarchy'.B117]);&quot;&quot;;['Class Hierarchy'.B1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8]);&quot;&quot;;['Class Hierarchy'.A118])">
            <text:p/>
          </table:table-cell>
          <table:table-cell table:formula="of:=IF(ISBLANK(['Class Hierarchy'.B118]);&quot;&quot;;['Class Hierarchy'.B1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9]);&quot;&quot;;['Class Hierarchy'.A119])">
            <text:p/>
          </table:table-cell>
          <table:table-cell table:formula="of:=IF(ISBLANK(['Class Hierarchy'.B119]);&quot;&quot;;['Class Hierarchy'.B1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0]);&quot;&quot;;['Class Hierarchy'.A120])">
            <text:p/>
          </table:table-cell>
          <table:table-cell table:formula="of:=IF(ISBLANK(['Class Hierarchy'.B120]);&quot;&quot;;['Class Hierarchy'.B1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1]);&quot;&quot;;['Class Hierarchy'.A121])">
            <text:p/>
          </table:table-cell>
          <table:table-cell table:formula="of:=IF(ISBLANK(['Class Hierarchy'.B121]);&quot;&quot;;['Class Hierarchy'.B1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2]);&quot;&quot;;['Class Hierarchy'.A122])">
            <text:p/>
          </table:table-cell>
          <table:table-cell table:formula="of:=IF(ISBLANK(['Class Hierarchy'.B122]);&quot;&quot;;['Class Hierarchy'.B1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3]);&quot;&quot;;['Class Hierarchy'.A123])">
            <text:p/>
          </table:table-cell>
          <table:table-cell table:formula="of:=IF(ISBLANK(['Class Hierarchy'.B123]);&quot;&quot;;['Class Hierarchy'.B1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4]);&quot;&quot;;['Class Hierarchy'.A124])">
            <text:p/>
          </table:table-cell>
          <table:table-cell table:formula="of:=IF(ISBLANK(['Class Hierarchy'.B124]);&quot;&quot;;['Class Hierarchy'.B1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5]);&quot;&quot;;['Class Hierarchy'.A125])">
            <text:p/>
          </table:table-cell>
          <table:table-cell table:formula="of:=IF(ISBLANK(['Class Hierarchy'.B125]);&quot;&quot;;['Class Hierarchy'.B1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6]);&quot;&quot;;['Class Hierarchy'.A126])">
            <text:p/>
          </table:table-cell>
          <table:table-cell table:formula="of:=IF(ISBLANK(['Class Hierarchy'.B126]);&quot;&quot;;['Class Hierarchy'.B1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7]);&quot;&quot;;['Class Hierarchy'.A127])">
            <text:p/>
          </table:table-cell>
          <table:table-cell table:formula="of:=IF(ISBLANK(['Class Hierarchy'.B127]);&quot;&quot;;['Class Hierarchy'.B1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8]);&quot;&quot;;['Class Hierarchy'.A128])">
            <text:p/>
          </table:table-cell>
          <table:table-cell table:formula="of:=IF(ISBLANK(['Class Hierarchy'.B128]);&quot;&quot;;['Class Hierarchy'.B1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9]);&quot;&quot;;['Class Hierarchy'.A129])">
            <text:p/>
          </table:table-cell>
          <table:table-cell table:formula="of:=IF(ISBLANK(['Class Hierarchy'.B129]);&quot;&quot;;['Class Hierarchy'.B1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0]);&quot;&quot;;['Class Hierarchy'.A130])">
            <text:p/>
          </table:table-cell>
          <table:table-cell table:formula="of:=IF(ISBLANK(['Class Hierarchy'.B130]);&quot;&quot;;['Class Hierarchy'.B1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1]);&quot;&quot;;['Class Hierarchy'.A131])">
            <text:p/>
          </table:table-cell>
          <table:table-cell table:formula="of:=IF(ISBLANK(['Class Hierarchy'.B131]);&quot;&quot;;['Class Hierarchy'.B1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2]);&quot;&quot;;['Class Hierarchy'.A132])">
            <text:p/>
          </table:table-cell>
          <table:table-cell table:formula="of:=IF(ISBLANK(['Class Hierarchy'.B132]);&quot;&quot;;['Class Hierarchy'.B1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3]);&quot;&quot;;['Class Hierarchy'.A133])">
            <text:p/>
          </table:table-cell>
          <table:table-cell table:formula="of:=IF(ISBLANK(['Class Hierarchy'.B133]);&quot;&quot;;['Class Hierarchy'.B1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4]);&quot;&quot;;['Class Hierarchy'.A134])">
            <text:p/>
          </table:table-cell>
          <table:table-cell table:formula="of:=IF(ISBLANK(['Class Hierarchy'.B134]);&quot;&quot;;['Class Hierarchy'.B1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5]);&quot;&quot;;['Class Hierarchy'.A135])">
            <text:p/>
          </table:table-cell>
          <table:table-cell table:formula="of:=IF(ISBLANK(['Class Hierarchy'.B135]);&quot;&quot;;['Class Hierarchy'.B1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6]);&quot;&quot;;['Class Hierarchy'.A136])">
            <text:p/>
          </table:table-cell>
          <table:table-cell table:formula="of:=IF(ISBLANK(['Class Hierarchy'.B136]);&quot;&quot;;['Class Hierarchy'.B1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7]);&quot;&quot;;['Class Hierarchy'.A137])">
            <text:p/>
          </table:table-cell>
          <table:table-cell table:formula="of:=IF(ISBLANK(['Class Hierarchy'.B137]);&quot;&quot;;['Class Hierarchy'.B1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8]);&quot;&quot;;['Class Hierarchy'.A138])">
            <text:p/>
          </table:table-cell>
          <table:table-cell table:formula="of:=IF(ISBLANK(['Class Hierarchy'.B138]);&quot;&quot;;['Class Hierarchy'.B1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9]);&quot;&quot;;['Class Hierarchy'.A139])">
            <text:p/>
          </table:table-cell>
          <table:table-cell table:formula="of:=IF(ISBLANK(['Class Hierarchy'.B139]);&quot;&quot;;['Class Hierarchy'.B1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0]);&quot;&quot;;['Class Hierarchy'.A140])">
            <text:p/>
          </table:table-cell>
          <table:table-cell table:formula="of:=IF(ISBLANK(['Class Hierarchy'.B140]);&quot;&quot;;['Class Hierarchy'.B1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1]);&quot;&quot;;['Class Hierarchy'.A141])">
            <text:p/>
          </table:table-cell>
          <table:table-cell table:formula="of:=IF(ISBLANK(['Class Hierarchy'.B141]);&quot;&quot;;['Class Hierarchy'.B1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2]);&quot;&quot;;['Class Hierarchy'.A142])">
            <text:p/>
          </table:table-cell>
          <table:table-cell table:formula="of:=IF(ISBLANK(['Class Hierarchy'.B142]);&quot;&quot;;['Class Hierarchy'.B1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3]);&quot;&quot;;['Class Hierarchy'.A143])">
            <text:p/>
          </table:table-cell>
          <table:table-cell table:formula="of:=IF(ISBLANK(['Class Hierarchy'.B143]);&quot;&quot;;['Class Hierarchy'.B1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4]);&quot;&quot;;['Class Hierarchy'.A144])">
            <text:p/>
          </table:table-cell>
          <table:table-cell table:formula="of:=IF(ISBLANK(['Class Hierarchy'.B144]);&quot;&quot;;['Class Hierarchy'.B1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5]);&quot;&quot;;['Class Hierarchy'.A145])">
            <text:p/>
          </table:table-cell>
          <table:table-cell table:formula="of:=IF(ISBLANK(['Class Hierarchy'.B145]);&quot;&quot;;['Class Hierarchy'.B1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6]);&quot;&quot;;['Class Hierarchy'.A146])">
            <text:p/>
          </table:table-cell>
          <table:table-cell table:formula="of:=IF(ISBLANK(['Class Hierarchy'.B146]);&quot;&quot;;['Class Hierarchy'.B1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7]);&quot;&quot;;['Class Hierarchy'.A147])">
            <text:p/>
          </table:table-cell>
          <table:table-cell table:formula="of:=IF(ISBLANK(['Class Hierarchy'.B147]);&quot;&quot;;['Class Hierarchy'.B1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8]);&quot;&quot;;['Class Hierarchy'.A148])">
            <text:p/>
          </table:table-cell>
          <table:table-cell table:formula="of:=IF(ISBLANK(['Class Hierarchy'.B148]);&quot;&quot;;['Class Hierarchy'.B1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9]);&quot;&quot;;['Class Hierarchy'.A149])">
            <text:p/>
          </table:table-cell>
          <table:table-cell table:formula="of:=IF(ISBLANK(['Class Hierarchy'.B149]);&quot;&quot;;['Class Hierarchy'.B1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0]);&quot;&quot;;['Class Hierarchy'.A150])">
            <text:p/>
          </table:table-cell>
          <table:table-cell table:formula="of:=IF(ISBLANK(['Class Hierarchy'.B150]);&quot;&quot;;['Class Hierarchy'.B1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1]);&quot;&quot;;['Class Hierarchy'.A151])">
            <text:p/>
          </table:table-cell>
          <table:table-cell table:formula="of:=IF(ISBLANK(['Class Hierarchy'.B151]);&quot;&quot;;['Class Hierarchy'.B1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2]);&quot;&quot;;['Class Hierarchy'.A152])">
            <text:p/>
          </table:table-cell>
          <table:table-cell table:formula="of:=IF(ISBLANK(['Class Hierarchy'.B152]);&quot;&quot;;['Class Hierarchy'.B1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3]);&quot;&quot;;['Class Hierarchy'.A153])">
            <text:p/>
          </table:table-cell>
          <table:table-cell table:formula="of:=IF(ISBLANK(['Class Hierarchy'.B153]);&quot;&quot;;['Class Hierarchy'.B1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4]);&quot;&quot;;['Class Hierarchy'.A154])">
            <text:p/>
          </table:table-cell>
          <table:table-cell table:formula="of:=IF(ISBLANK(['Class Hierarchy'.B154]);&quot;&quot;;['Class Hierarchy'.B1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5]);&quot;&quot;;['Class Hierarchy'.A155])">
            <text:p/>
          </table:table-cell>
          <table:table-cell table:formula="of:=IF(ISBLANK(['Class Hierarchy'.B155]);&quot;&quot;;['Class Hierarchy'.B1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6]);&quot;&quot;;['Class Hierarchy'.A156])">
            <text:p/>
          </table:table-cell>
          <table:table-cell table:formula="of:=IF(ISBLANK(['Class Hierarchy'.B156]);&quot;&quot;;['Class Hierarchy'.B1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7]);&quot;&quot;;['Class Hierarchy'.A157])">
            <text:p/>
          </table:table-cell>
          <table:table-cell table:formula="of:=IF(ISBLANK(['Class Hierarchy'.B157]);&quot;&quot;;['Class Hierarchy'.B1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8]);&quot;&quot;;['Class Hierarchy'.A158])">
            <text:p/>
          </table:table-cell>
          <table:table-cell table:formula="of:=IF(ISBLANK(['Class Hierarchy'.B158]);&quot;&quot;;['Class Hierarchy'.B1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9]);&quot;&quot;;['Class Hierarchy'.A159])">
            <text:p/>
          </table:table-cell>
          <table:table-cell table:formula="of:=IF(ISBLANK(['Class Hierarchy'.B159]);&quot;&quot;;['Class Hierarchy'.B1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0]);&quot;&quot;;['Class Hierarchy'.A160])">
            <text:p/>
          </table:table-cell>
          <table:table-cell table:formula="of:=IF(ISBLANK(['Class Hierarchy'.B160]);&quot;&quot;;['Class Hierarchy'.B1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1]);&quot;&quot;;['Class Hierarchy'.A161])">
            <text:p/>
          </table:table-cell>
          <table:table-cell table:formula="of:=IF(ISBLANK(['Class Hierarchy'.B161]);&quot;&quot;;['Class Hierarchy'.B1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2]);&quot;&quot;;['Class Hierarchy'.A162])">
            <text:p/>
          </table:table-cell>
          <table:table-cell table:formula="of:=IF(ISBLANK(['Class Hierarchy'.B162]);&quot;&quot;;['Class Hierarchy'.B1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3]);&quot;&quot;;['Class Hierarchy'.A163])">
            <text:p/>
          </table:table-cell>
          <table:table-cell table:formula="of:=IF(ISBLANK(['Class Hierarchy'.B163]);&quot;&quot;;['Class Hierarchy'.B1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4]);&quot;&quot;;['Class Hierarchy'.A164])">
            <text:p/>
          </table:table-cell>
          <table:table-cell table:formula="of:=IF(ISBLANK(['Class Hierarchy'.B164]);&quot;&quot;;['Class Hierarchy'.B1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5]);&quot;&quot;;['Class Hierarchy'.A165])">
            <text:p/>
          </table:table-cell>
          <table:table-cell table:formula="of:=IF(ISBLANK(['Class Hierarchy'.B165]);&quot;&quot;;['Class Hierarchy'.B1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6]);&quot;&quot;;['Class Hierarchy'.A166])">
            <text:p/>
          </table:table-cell>
          <table:table-cell table:formula="of:=IF(ISBLANK(['Class Hierarchy'.B166]);&quot;&quot;;['Class Hierarchy'.B1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7]);&quot;&quot;;['Class Hierarchy'.A167])">
            <text:p/>
          </table:table-cell>
          <table:table-cell table:formula="of:=IF(ISBLANK(['Class Hierarchy'.B167]);&quot;&quot;;['Class Hierarchy'.B1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8]);&quot;&quot;;['Class Hierarchy'.A168])">
            <text:p/>
          </table:table-cell>
          <table:table-cell table:formula="of:=IF(ISBLANK(['Class Hierarchy'.B168]);&quot;&quot;;['Class Hierarchy'.B1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9]);&quot;&quot;;['Class Hierarchy'.A169])">
            <text:p/>
          </table:table-cell>
          <table:table-cell table:formula="of:=IF(ISBLANK(['Class Hierarchy'.B169]);&quot;&quot;;['Class Hierarchy'.B1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0]);&quot;&quot;;['Class Hierarchy'.A170])">
            <text:p/>
          </table:table-cell>
          <table:table-cell table:formula="of:=IF(ISBLANK(['Class Hierarchy'.B170]);&quot;&quot;;['Class Hierarchy'.B1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1]);&quot;&quot;;['Class Hierarchy'.A171])">
            <text:p/>
          </table:table-cell>
          <table:table-cell table:formula="of:=IF(ISBLANK(['Class Hierarchy'.B171]);&quot;&quot;;['Class Hierarchy'.B1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2]);&quot;&quot;;['Class Hierarchy'.A172])">
            <text:p/>
          </table:table-cell>
          <table:table-cell table:formula="of:=IF(ISBLANK(['Class Hierarchy'.B172]);&quot;&quot;;['Class Hierarchy'.B1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3]);&quot;&quot;;['Class Hierarchy'.A173])">
            <text:p/>
          </table:table-cell>
          <table:table-cell table:formula="of:=IF(ISBLANK(['Class Hierarchy'.B173]);&quot;&quot;;['Class Hierarchy'.B1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4]);&quot;&quot;;['Class Hierarchy'.A174])">
            <text:p/>
          </table:table-cell>
          <table:table-cell table:formula="of:=IF(ISBLANK(['Class Hierarchy'.B174]);&quot;&quot;;['Class Hierarchy'.B1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5]);&quot;&quot;;['Class Hierarchy'.A175])">
            <text:p/>
          </table:table-cell>
          <table:table-cell table:formula="of:=IF(ISBLANK(['Class Hierarchy'.B175]);&quot;&quot;;['Class Hierarchy'.B1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6]);&quot;&quot;;['Class Hierarchy'.A176])">
            <text:p/>
          </table:table-cell>
          <table:table-cell table:formula="of:=IF(ISBLANK(['Class Hierarchy'.B176]);&quot;&quot;;['Class Hierarchy'.B1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7]);&quot;&quot;;['Class Hierarchy'.A177])">
            <text:p/>
          </table:table-cell>
          <table:table-cell table:formula="of:=IF(ISBLANK(['Class Hierarchy'.B177]);&quot;&quot;;['Class Hierarchy'.B1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8]);&quot;&quot;;['Class Hierarchy'.A178])">
            <text:p/>
          </table:table-cell>
          <table:table-cell table:formula="of:=IF(ISBLANK(['Class Hierarchy'.B178]);&quot;&quot;;['Class Hierarchy'.B1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9]);&quot;&quot;;['Class Hierarchy'.A179])">
            <text:p/>
          </table:table-cell>
          <table:table-cell table:formula="of:=IF(ISBLANK(['Class Hierarchy'.B179]);&quot;&quot;;['Class Hierarchy'.B1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0]);&quot;&quot;;['Class Hierarchy'.A180])">
            <text:p/>
          </table:table-cell>
          <table:table-cell table:formula="of:=IF(ISBLANK(['Class Hierarchy'.B180]);&quot;&quot;;['Class Hierarchy'.B1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1]);&quot;&quot;;['Class Hierarchy'.A181])">
            <text:p/>
          </table:table-cell>
          <table:table-cell table:formula="of:=IF(ISBLANK(['Class Hierarchy'.B181]);&quot;&quot;;['Class Hierarchy'.B1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2]);&quot;&quot;;['Class Hierarchy'.A182])">
            <text:p/>
          </table:table-cell>
          <table:table-cell table:formula="of:=IF(ISBLANK(['Class Hierarchy'.B182]);&quot;&quot;;['Class Hierarchy'.B1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3]);&quot;&quot;;['Class Hierarchy'.A183])">
            <text:p/>
          </table:table-cell>
          <table:table-cell table:formula="of:=IF(ISBLANK(['Class Hierarchy'.B183]);&quot;&quot;;['Class Hierarchy'.B1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4]);&quot;&quot;;['Class Hierarchy'.A184])">
            <text:p/>
          </table:table-cell>
          <table:table-cell table:formula="of:=IF(ISBLANK(['Class Hierarchy'.B184]);&quot;&quot;;['Class Hierarchy'.B1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5]);&quot;&quot;;['Class Hierarchy'.A185])">
            <text:p/>
          </table:table-cell>
          <table:table-cell table:formula="of:=IF(ISBLANK(['Class Hierarchy'.B185]);&quot;&quot;;['Class Hierarchy'.B1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6]);&quot;&quot;;['Class Hierarchy'.A186])">
            <text:p/>
          </table:table-cell>
          <table:table-cell table:formula="of:=IF(ISBLANK(['Class Hierarchy'.B186]);&quot;&quot;;['Class Hierarchy'.B1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7]);&quot;&quot;;['Class Hierarchy'.A187])">
            <text:p/>
          </table:table-cell>
          <table:table-cell table:formula="of:=IF(ISBLANK(['Class Hierarchy'.B187]);&quot;&quot;;['Class Hierarchy'.B1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8]);&quot;&quot;;['Class Hierarchy'.A188])">
            <text:p/>
          </table:table-cell>
          <table:table-cell table:formula="of:=IF(ISBLANK(['Class Hierarchy'.B188]);&quot;&quot;;['Class Hierarchy'.B1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9]);&quot;&quot;;['Class Hierarchy'.A189])">
            <text:p/>
          </table:table-cell>
          <table:table-cell table:formula="of:=IF(ISBLANK(['Class Hierarchy'.B189]);&quot;&quot;;['Class Hierarchy'.B1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0]);&quot;&quot;;['Class Hierarchy'.A190])">
            <text:p/>
          </table:table-cell>
          <table:table-cell table:formula="of:=IF(ISBLANK(['Class Hierarchy'.B190]);&quot;&quot;;['Class Hierarchy'.B1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1]);&quot;&quot;;['Class Hierarchy'.A191])">
            <text:p/>
          </table:table-cell>
          <table:table-cell table:formula="of:=IF(ISBLANK(['Class Hierarchy'.B191]);&quot;&quot;;['Class Hierarchy'.B1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2]);&quot;&quot;;['Class Hierarchy'.A192])">
            <text:p/>
          </table:table-cell>
          <table:table-cell table:formula="of:=IF(ISBLANK(['Class Hierarchy'.B192]);&quot;&quot;;['Class Hierarchy'.B1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3]);&quot;&quot;;['Class Hierarchy'.A193])">
            <text:p/>
          </table:table-cell>
          <table:table-cell table:formula="of:=IF(ISBLANK(['Class Hierarchy'.B193]);&quot;&quot;;['Class Hierarchy'.B1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4]);&quot;&quot;;['Class Hierarchy'.A194])">
            <text:p/>
          </table:table-cell>
          <table:table-cell table:formula="of:=IF(ISBLANK(['Class Hierarchy'.B194]);&quot;&quot;;['Class Hierarchy'.B1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5]);&quot;&quot;;['Class Hierarchy'.A195])">
            <text:p/>
          </table:table-cell>
          <table:table-cell table:formula="of:=IF(ISBLANK(['Class Hierarchy'.B195]);&quot;&quot;;['Class Hierarchy'.B1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6]);&quot;&quot;;['Class Hierarchy'.A196])">
            <text:p/>
          </table:table-cell>
          <table:table-cell table:formula="of:=IF(ISBLANK(['Class Hierarchy'.B196]);&quot;&quot;;['Class Hierarchy'.B1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7]);&quot;&quot;;['Class Hierarchy'.A197])">
            <text:p/>
          </table:table-cell>
          <table:table-cell table:formula="of:=IF(ISBLANK(['Class Hierarchy'.B197]);&quot;&quot;;['Class Hierarchy'.B1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8]);&quot;&quot;;['Class Hierarchy'.A198])">
            <text:p/>
          </table:table-cell>
          <table:table-cell table:formula="of:=IF(ISBLANK(['Class Hierarchy'.B198]);&quot;&quot;;['Class Hierarchy'.B1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9]);&quot;&quot;;['Class Hierarchy'.A199])">
            <text:p/>
          </table:table-cell>
          <table:table-cell table:formula="of:=IF(ISBLANK(['Class Hierarchy'.B199]);&quot;&quot;;['Class Hierarchy'.B1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0]);&quot;&quot;;['Class Hierarchy'.A200])">
            <text:p/>
          </table:table-cell>
          <table:table-cell table:formula="of:=IF(ISBLANK(['Class Hierarchy'.B200]);&quot;&quot;;['Class Hierarchy'.B2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1]);&quot;&quot;;['Class Hierarchy'.A201])">
            <text:p/>
          </table:table-cell>
          <table:table-cell table:formula="of:=IF(ISBLANK(['Class Hierarchy'.B201]);&quot;&quot;;['Class Hierarchy'.B2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2]);&quot;&quot;;['Class Hierarchy'.A202])">
            <text:p/>
          </table:table-cell>
          <table:table-cell table:formula="of:=IF(ISBLANK(['Class Hierarchy'.B202]);&quot;&quot;;['Class Hierarchy'.B2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3]);&quot;&quot;;['Class Hierarchy'.A203])">
            <text:p/>
          </table:table-cell>
          <table:table-cell table:formula="of:=IF(ISBLANK(['Class Hierarchy'.B203]);&quot;&quot;;['Class Hierarchy'.B2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4]);&quot;&quot;;['Class Hierarchy'.A204])">
            <text:p/>
          </table:table-cell>
          <table:table-cell table:formula="of:=IF(ISBLANK(['Class Hierarchy'.B204]);&quot;&quot;;['Class Hierarchy'.B2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5]);&quot;&quot;;['Class Hierarchy'.A205])">
            <text:p/>
          </table:table-cell>
          <table:table-cell table:formula="of:=IF(ISBLANK(['Class Hierarchy'.B205]);&quot;&quot;;['Class Hierarchy'.B2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6]);&quot;&quot;;['Class Hierarchy'.A206])">
            <text:p/>
          </table:table-cell>
          <table:table-cell table:formula="of:=IF(ISBLANK(['Class Hierarchy'.B206]);&quot;&quot;;['Class Hierarchy'.B2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7]);&quot;&quot;;['Class Hierarchy'.A207])">
            <text:p/>
          </table:table-cell>
          <table:table-cell table:formula="of:=IF(ISBLANK(['Class Hierarchy'.B207]);&quot;&quot;;['Class Hierarchy'.B2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8]);&quot;&quot;;['Class Hierarchy'.A208])">
            <text:p/>
          </table:table-cell>
          <table:table-cell table:formula="of:=IF(ISBLANK(['Class Hierarchy'.B208]);&quot;&quot;;['Class Hierarchy'.B2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9]);&quot;&quot;;['Class Hierarchy'.A209])">
            <text:p/>
          </table:table-cell>
          <table:table-cell table:formula="of:=IF(ISBLANK(['Class Hierarchy'.B209]);&quot;&quot;;['Class Hierarchy'.B2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0]);&quot;&quot;;['Class Hierarchy'.A210])">
            <text:p/>
          </table:table-cell>
          <table:table-cell table:formula="of:=IF(ISBLANK(['Class Hierarchy'.B210]);&quot;&quot;;['Class Hierarchy'.B2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1]);&quot;&quot;;['Class Hierarchy'.A211])">
            <text:p/>
          </table:table-cell>
          <table:table-cell table:formula="of:=IF(ISBLANK(['Class Hierarchy'.B211]);&quot;&quot;;['Class Hierarchy'.B2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2]);&quot;&quot;;['Class Hierarchy'.A212])">
            <text:p/>
          </table:table-cell>
          <table:table-cell table:formula="of:=IF(ISBLANK(['Class Hierarchy'.B212]);&quot;&quot;;['Class Hierarchy'.B2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3]);&quot;&quot;;['Class Hierarchy'.A213])">
            <text:p/>
          </table:table-cell>
          <table:table-cell table:formula="of:=IF(ISBLANK(['Class Hierarchy'.B213]);&quot;&quot;;['Class Hierarchy'.B2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4]);&quot;&quot;;['Class Hierarchy'.A214])">
            <text:p/>
          </table:table-cell>
          <table:table-cell table:formula="of:=IF(ISBLANK(['Class Hierarchy'.B214]);&quot;&quot;;['Class Hierarchy'.B2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5]);&quot;&quot;;['Class Hierarchy'.A215])">
            <text:p/>
          </table:table-cell>
          <table:table-cell table:formula="of:=IF(ISBLANK(['Class Hierarchy'.B215]);&quot;&quot;;['Class Hierarchy'.B2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6]);&quot;&quot;;['Class Hierarchy'.A216])">
            <text:p/>
          </table:table-cell>
          <table:table-cell table:formula="of:=IF(ISBLANK(['Class Hierarchy'.B216]);&quot;&quot;;['Class Hierarchy'.B2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7]);&quot;&quot;;['Class Hierarchy'.A217])">
            <text:p/>
          </table:table-cell>
          <table:table-cell table:formula="of:=IF(ISBLANK(['Class Hierarchy'.B217]);&quot;&quot;;['Class Hierarchy'.B2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8]);&quot;&quot;;['Class Hierarchy'.A218])">
            <text:p/>
          </table:table-cell>
          <table:table-cell table:formula="of:=IF(ISBLANK(['Class Hierarchy'.B218]);&quot;&quot;;['Class Hierarchy'.B2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9]);&quot;&quot;;['Class Hierarchy'.A219])">
            <text:p/>
          </table:table-cell>
          <table:table-cell table:formula="of:=IF(ISBLANK(['Class Hierarchy'.B219]);&quot;&quot;;['Class Hierarchy'.B2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0]);&quot;&quot;;['Class Hierarchy'.A220])">
            <text:p/>
          </table:table-cell>
          <table:table-cell table:formula="of:=IF(ISBLANK(['Class Hierarchy'.B220]);&quot;&quot;;['Class Hierarchy'.B2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1]);&quot;&quot;;['Class Hierarchy'.A221])">
            <text:p/>
          </table:table-cell>
          <table:table-cell table:formula="of:=IF(ISBLANK(['Class Hierarchy'.B221]);&quot;&quot;;['Class Hierarchy'.B2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2]);&quot;&quot;;['Class Hierarchy'.A222])">
            <text:p/>
          </table:table-cell>
          <table:table-cell table:formula="of:=IF(ISBLANK(['Class Hierarchy'.B222]);&quot;&quot;;['Class Hierarchy'.B2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3]);&quot;&quot;;['Class Hierarchy'.A223])">
            <text:p/>
          </table:table-cell>
          <table:table-cell table:formula="of:=IF(ISBLANK(['Class Hierarchy'.B223]);&quot;&quot;;['Class Hierarchy'.B2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4]);&quot;&quot;;['Class Hierarchy'.A224])">
            <text:p/>
          </table:table-cell>
          <table:table-cell table:formula="of:=IF(ISBLANK(['Class Hierarchy'.B224]);&quot;&quot;;['Class Hierarchy'.B2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5]);&quot;&quot;;['Class Hierarchy'.A225])">
            <text:p/>
          </table:table-cell>
          <table:table-cell table:formula="of:=IF(ISBLANK(['Class Hierarchy'.B225]);&quot;&quot;;['Class Hierarchy'.B2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6]);&quot;&quot;;['Class Hierarchy'.A226])">
            <text:p/>
          </table:table-cell>
          <table:table-cell table:formula="of:=IF(ISBLANK(['Class Hierarchy'.B226]);&quot;&quot;;['Class Hierarchy'.B2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7]);&quot;&quot;;['Class Hierarchy'.A227])">
            <text:p/>
          </table:table-cell>
          <table:table-cell table:formula="of:=IF(ISBLANK(['Class Hierarchy'.B227]);&quot;&quot;;['Class Hierarchy'.B2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8]);&quot;&quot;;['Class Hierarchy'.A228])">
            <text:p/>
          </table:table-cell>
          <table:table-cell table:formula="of:=IF(ISBLANK(['Class Hierarchy'.B228]);&quot;&quot;;['Class Hierarchy'.B2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9]);&quot;&quot;;['Class Hierarchy'.A229])">
            <text:p/>
          </table:table-cell>
          <table:table-cell table:formula="of:=IF(ISBLANK(['Class Hierarchy'.B229]);&quot;&quot;;['Class Hierarchy'.B2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0]);&quot;&quot;;['Class Hierarchy'.A230])">
            <text:p/>
          </table:table-cell>
          <table:table-cell table:formula="of:=IF(ISBLANK(['Class Hierarchy'.B230]);&quot;&quot;;['Class Hierarchy'.B2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1]);&quot;&quot;;['Class Hierarchy'.A231])">
            <text:p/>
          </table:table-cell>
          <table:table-cell table:formula="of:=IF(ISBLANK(['Class Hierarchy'.B231]);&quot;&quot;;['Class Hierarchy'.B2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2]);&quot;&quot;;['Class Hierarchy'.A232])">
            <text:p/>
          </table:table-cell>
          <table:table-cell table:formula="of:=IF(ISBLANK(['Class Hierarchy'.B232]);&quot;&quot;;['Class Hierarchy'.B2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3]);&quot;&quot;;['Class Hierarchy'.A233])">
            <text:p/>
          </table:table-cell>
          <table:table-cell table:formula="of:=IF(ISBLANK(['Class Hierarchy'.B233]);&quot;&quot;;['Class Hierarchy'.B2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4]);&quot;&quot;;['Class Hierarchy'.A234])">
            <text:p/>
          </table:table-cell>
          <table:table-cell table:formula="of:=IF(ISBLANK(['Class Hierarchy'.B234]);&quot;&quot;;['Class Hierarchy'.B2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5]);&quot;&quot;;['Class Hierarchy'.A235])">
            <text:p/>
          </table:table-cell>
          <table:table-cell table:formula="of:=IF(ISBLANK(['Class Hierarchy'.B235]);&quot;&quot;;['Class Hierarchy'.B2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6]);&quot;&quot;;['Class Hierarchy'.A236])">
            <text:p/>
          </table:table-cell>
          <table:table-cell table:formula="of:=IF(ISBLANK(['Class Hierarchy'.B236]);&quot;&quot;;['Class Hierarchy'.B2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7]);&quot;&quot;;['Class Hierarchy'.A237])">
            <text:p/>
          </table:table-cell>
          <table:table-cell table:formula="of:=IF(ISBLANK(['Class Hierarchy'.B237]);&quot;&quot;;['Class Hierarchy'.B2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8]);&quot;&quot;;['Class Hierarchy'.A238])">
            <text:p/>
          </table:table-cell>
          <table:table-cell table:formula="of:=IF(ISBLANK(['Class Hierarchy'.B238]);&quot;&quot;;['Class Hierarchy'.B2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9]);&quot;&quot;;['Class Hierarchy'.A239])">
            <text:p/>
          </table:table-cell>
          <table:table-cell table:formula="of:=IF(ISBLANK(['Class Hierarchy'.B239]);&quot;&quot;;['Class Hierarchy'.B2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0]);&quot;&quot;;['Class Hierarchy'.A240])">
            <text:p/>
          </table:table-cell>
          <table:table-cell table:formula="of:=IF(ISBLANK(['Class Hierarchy'.B240]);&quot;&quot;;['Class Hierarchy'.B2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1]);&quot;&quot;;['Class Hierarchy'.A241])">
            <text:p/>
          </table:table-cell>
          <table:table-cell table:formula="of:=IF(ISBLANK(['Class Hierarchy'.B241]);&quot;&quot;;['Class Hierarchy'.B2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2]);&quot;&quot;;['Class Hierarchy'.A242])">
            <text:p/>
          </table:table-cell>
          <table:table-cell table:formula="of:=IF(ISBLANK(['Class Hierarchy'.B242]);&quot;&quot;;['Class Hierarchy'.B2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3]);&quot;&quot;;['Class Hierarchy'.A243])">
            <text:p/>
          </table:table-cell>
          <table:table-cell table:formula="of:=IF(ISBLANK(['Class Hierarchy'.B243]);&quot;&quot;;['Class Hierarchy'.B2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4]);&quot;&quot;;['Class Hierarchy'.A244])">
            <text:p/>
          </table:table-cell>
          <table:table-cell table:formula="of:=IF(ISBLANK(['Class Hierarchy'.B244]);&quot;&quot;;['Class Hierarchy'.B2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5]);&quot;&quot;;['Class Hierarchy'.A245])">
            <text:p/>
          </table:table-cell>
          <table:table-cell table:formula="of:=IF(ISBLANK(['Class Hierarchy'.B245]);&quot;&quot;;['Class Hierarchy'.B2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6]);&quot;&quot;;['Class Hierarchy'.A246])">
            <text:p/>
          </table:table-cell>
          <table:table-cell table:formula="of:=IF(ISBLANK(['Class Hierarchy'.B246]);&quot;&quot;;['Class Hierarchy'.B2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7]);&quot;&quot;;['Class Hierarchy'.A247])">
            <text:p/>
          </table:table-cell>
          <table:table-cell table:formula="of:=IF(ISBLANK(['Class Hierarchy'.B247]);&quot;&quot;;['Class Hierarchy'.B2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8]);&quot;&quot;;['Class Hierarchy'.A248])">
            <text:p/>
          </table:table-cell>
          <table:table-cell table:formula="of:=IF(ISBLANK(['Class Hierarchy'.B248]);&quot;&quot;;['Class Hierarchy'.B2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9]);&quot;&quot;;['Class Hierarchy'.A249])">
            <text:p/>
          </table:table-cell>
          <table:table-cell table:formula="of:=IF(ISBLANK(['Class Hierarchy'.B249]);&quot;&quot;;['Class Hierarchy'.B2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0]);&quot;&quot;;['Class Hierarchy'.A250])">
            <text:p/>
          </table:table-cell>
          <table:table-cell table:formula="of:=IF(ISBLANK(['Class Hierarchy'.B250]);&quot;&quot;;['Class Hierarchy'.B2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1]);&quot;&quot;;['Class Hierarchy'.A251])">
            <text:p/>
          </table:table-cell>
          <table:table-cell table:formula="of:=IF(ISBLANK(['Class Hierarchy'.B251]);&quot;&quot;;['Class Hierarchy'.B2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2]);&quot;&quot;;['Class Hierarchy'.A252])">
            <text:p/>
          </table:table-cell>
          <table:table-cell table:formula="of:=IF(ISBLANK(['Class Hierarchy'.B252]);&quot;&quot;;['Class Hierarchy'.B2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3]);&quot;&quot;;['Class Hierarchy'.A253])">
            <text:p/>
          </table:table-cell>
          <table:table-cell table:formula="of:=IF(ISBLANK(['Class Hierarchy'.B253]);&quot;&quot;;['Class Hierarchy'.B2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4]);&quot;&quot;;['Class Hierarchy'.A254])">
            <text:p/>
          </table:table-cell>
          <table:table-cell table:formula="of:=IF(ISBLANK(['Class Hierarchy'.B254]);&quot;&quot;;['Class Hierarchy'.B2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5]);&quot;&quot;;['Class Hierarchy'.A255])">
            <text:p/>
          </table:table-cell>
          <table:table-cell table:formula="of:=IF(ISBLANK(['Class Hierarchy'.B255]);&quot;&quot;;['Class Hierarchy'.B2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6]);&quot;&quot;;['Class Hierarchy'.A256])">
            <text:p/>
          </table:table-cell>
          <table:table-cell table:formula="of:=IF(ISBLANK(['Class Hierarchy'.B256]);&quot;&quot;;['Class Hierarchy'.B2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7]);&quot;&quot;;['Class Hierarchy'.A257])">
            <text:p/>
          </table:table-cell>
          <table:table-cell table:formula="of:=IF(ISBLANK(['Class Hierarchy'.B257]);&quot;&quot;;['Class Hierarchy'.B2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8]);&quot;&quot;;['Class Hierarchy'.A258])">
            <text:p/>
          </table:table-cell>
          <table:table-cell table:formula="of:=IF(ISBLANK(['Class Hierarchy'.B258]);&quot;&quot;;['Class Hierarchy'.B2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9]);&quot;&quot;;['Class Hierarchy'.A259])">
            <text:p/>
          </table:table-cell>
          <table:table-cell table:formula="of:=IF(ISBLANK(['Class Hierarchy'.B259]);&quot;&quot;;['Class Hierarchy'.B2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0]);&quot;&quot;;['Class Hierarchy'.A260])">
            <text:p/>
          </table:table-cell>
          <table:table-cell table:formula="of:=IF(ISBLANK(['Class Hierarchy'.B260]);&quot;&quot;;['Class Hierarchy'.B2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1]);&quot;&quot;;['Class Hierarchy'.A261])">
            <text:p/>
          </table:table-cell>
          <table:table-cell table:formula="of:=IF(ISBLANK(['Class Hierarchy'.B261]);&quot;&quot;;['Class Hierarchy'.B2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2]);&quot;&quot;;['Class Hierarchy'.A262])">
            <text:p/>
          </table:table-cell>
          <table:table-cell table:formula="of:=IF(ISBLANK(['Class Hierarchy'.B262]);&quot;&quot;;['Class Hierarchy'.B2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3]);&quot;&quot;;['Class Hierarchy'.A263])">
            <text:p/>
          </table:table-cell>
          <table:table-cell table:formula="of:=IF(ISBLANK(['Class Hierarchy'.B263]);&quot;&quot;;['Class Hierarchy'.B2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4]);&quot;&quot;;['Class Hierarchy'.A264])">
            <text:p/>
          </table:table-cell>
          <table:table-cell table:formula="of:=IF(ISBLANK(['Class Hierarchy'.B264]);&quot;&quot;;['Class Hierarchy'.B2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5]);&quot;&quot;;['Class Hierarchy'.A265])">
            <text:p/>
          </table:table-cell>
          <table:table-cell table:formula="of:=IF(ISBLANK(['Class Hierarchy'.B265]);&quot;&quot;;['Class Hierarchy'.B2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6]);&quot;&quot;;['Class Hierarchy'.A266])">
            <text:p/>
          </table:table-cell>
          <table:table-cell table:formula="of:=IF(ISBLANK(['Class Hierarchy'.B266]);&quot;&quot;;['Class Hierarchy'.B2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7]);&quot;&quot;;['Class Hierarchy'.A267])">
            <text:p/>
          </table:table-cell>
          <table:table-cell table:formula="of:=IF(ISBLANK(['Class Hierarchy'.B267]);&quot;&quot;;['Class Hierarchy'.B2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8]);&quot;&quot;;['Class Hierarchy'.A268])">
            <text:p/>
          </table:table-cell>
          <table:table-cell table:formula="of:=IF(ISBLANK(['Class Hierarchy'.B268]);&quot;&quot;;['Class Hierarchy'.B2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9]);&quot;&quot;;['Class Hierarchy'.A269])">
            <text:p/>
          </table:table-cell>
          <table:table-cell table:formula="of:=IF(ISBLANK(['Class Hierarchy'.B269]);&quot;&quot;;['Class Hierarchy'.B2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0]);&quot;&quot;;['Class Hierarchy'.A270])">
            <text:p/>
          </table:table-cell>
          <table:table-cell table:formula="of:=IF(ISBLANK(['Class Hierarchy'.B270]);&quot;&quot;;['Class Hierarchy'.B2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1]);&quot;&quot;;['Class Hierarchy'.A271])">
            <text:p/>
          </table:table-cell>
          <table:table-cell table:formula="of:=IF(ISBLANK(['Class Hierarchy'.B271]);&quot;&quot;;['Class Hierarchy'.B2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2]);&quot;&quot;;['Class Hierarchy'.A272])">
            <text:p/>
          </table:table-cell>
          <table:table-cell table:formula="of:=IF(ISBLANK(['Class Hierarchy'.B272]);&quot;&quot;;['Class Hierarchy'.B2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3]);&quot;&quot;;['Class Hierarchy'.A273])">
            <text:p/>
          </table:table-cell>
          <table:table-cell table:formula="of:=IF(ISBLANK(['Class Hierarchy'.B273]);&quot;&quot;;['Class Hierarchy'.B2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4]);&quot;&quot;;['Class Hierarchy'.A274])">
            <text:p/>
          </table:table-cell>
          <table:table-cell table:formula="of:=IF(ISBLANK(['Class Hierarchy'.B274]);&quot;&quot;;['Class Hierarchy'.B2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5]);&quot;&quot;;['Class Hierarchy'.A275])">
            <text:p/>
          </table:table-cell>
          <table:table-cell table:formula="of:=IF(ISBLANK(['Class Hierarchy'.B275]);&quot;&quot;;['Class Hierarchy'.B2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6]);&quot;&quot;;['Class Hierarchy'.A276])">
            <text:p/>
          </table:table-cell>
          <table:table-cell table:formula="of:=IF(ISBLANK(['Class Hierarchy'.B276]);&quot;&quot;;['Class Hierarchy'.B2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7]);&quot;&quot;;['Class Hierarchy'.A277])">
            <text:p/>
          </table:table-cell>
          <table:table-cell table:formula="of:=IF(ISBLANK(['Class Hierarchy'.B277]);&quot;&quot;;['Class Hierarchy'.B2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8]);&quot;&quot;;['Class Hierarchy'.A278])">
            <text:p/>
          </table:table-cell>
          <table:table-cell table:formula="of:=IF(ISBLANK(['Class Hierarchy'.B278]);&quot;&quot;;['Class Hierarchy'.B2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9]);&quot;&quot;;['Class Hierarchy'.A279])">
            <text:p/>
          </table:table-cell>
          <table:table-cell table:formula="of:=IF(ISBLANK(['Class Hierarchy'.B279]);&quot;&quot;;['Class Hierarchy'.B2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0]);&quot;&quot;;['Class Hierarchy'.A280])">
            <text:p/>
          </table:table-cell>
          <table:table-cell table:formula="of:=IF(ISBLANK(['Class Hierarchy'.B280]);&quot;&quot;;['Class Hierarchy'.B2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1]);&quot;&quot;;['Class Hierarchy'.A281])">
            <text:p/>
          </table:table-cell>
          <table:table-cell table:formula="of:=IF(ISBLANK(['Class Hierarchy'.B281]);&quot;&quot;;['Class Hierarchy'.B2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2]);&quot;&quot;;['Class Hierarchy'.A282])">
            <text:p/>
          </table:table-cell>
          <table:table-cell table:formula="of:=IF(ISBLANK(['Class Hierarchy'.B282]);&quot;&quot;;['Class Hierarchy'.B2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3]);&quot;&quot;;['Class Hierarchy'.A283])">
            <text:p/>
          </table:table-cell>
          <table:table-cell table:formula="of:=IF(ISBLANK(['Class Hierarchy'.B283]);&quot;&quot;;['Class Hierarchy'.B2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4]);&quot;&quot;;['Class Hierarchy'.A284])">
            <text:p/>
          </table:table-cell>
          <table:table-cell table:formula="of:=IF(ISBLANK(['Class Hierarchy'.B284]);&quot;&quot;;['Class Hierarchy'.B2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5]);&quot;&quot;;['Class Hierarchy'.A285])">
            <text:p/>
          </table:table-cell>
          <table:table-cell table:formula="of:=IF(ISBLANK(['Class Hierarchy'.B285]);&quot;&quot;;['Class Hierarchy'.B2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6]);&quot;&quot;;['Class Hierarchy'.A286])">
            <text:p/>
          </table:table-cell>
          <table:table-cell table:formula="of:=IF(ISBLANK(['Class Hierarchy'.B286]);&quot;&quot;;['Class Hierarchy'.B2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7]);&quot;&quot;;['Class Hierarchy'.A287])">
            <text:p/>
          </table:table-cell>
          <table:table-cell table:formula="of:=IF(ISBLANK(['Class Hierarchy'.B287]);&quot;&quot;;['Class Hierarchy'.B2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8]);&quot;&quot;;['Class Hierarchy'.A288])">
            <text:p/>
          </table:table-cell>
          <table:table-cell table:formula="of:=IF(ISBLANK(['Class Hierarchy'.B288]);&quot;&quot;;['Class Hierarchy'.B2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9]);&quot;&quot;;['Class Hierarchy'.A289])">
            <text:p/>
          </table:table-cell>
          <table:table-cell table:formula="of:=IF(ISBLANK(['Class Hierarchy'.B289]);&quot;&quot;;['Class Hierarchy'.B2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0]);&quot;&quot;;['Class Hierarchy'.A290])">
            <text:p/>
          </table:table-cell>
          <table:table-cell table:formula="of:=IF(ISBLANK(['Class Hierarchy'.B290]);&quot;&quot;;['Class Hierarchy'.B2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1]);&quot;&quot;;['Class Hierarchy'.A291])">
            <text:p/>
          </table:table-cell>
          <table:table-cell table:formula="of:=IF(ISBLANK(['Class Hierarchy'.B291]);&quot;&quot;;['Class Hierarchy'.B2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2]);&quot;&quot;;['Class Hierarchy'.A292])">
            <text:p/>
          </table:table-cell>
          <table:table-cell table:formula="of:=IF(ISBLANK(['Class Hierarchy'.B292]);&quot;&quot;;['Class Hierarchy'.B2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3]);&quot;&quot;;['Class Hierarchy'.A293])">
            <text:p/>
          </table:table-cell>
          <table:table-cell table:formula="of:=IF(ISBLANK(['Class Hierarchy'.B293]);&quot;&quot;;['Class Hierarchy'.B2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4]);&quot;&quot;;['Class Hierarchy'.A294])">
            <text:p/>
          </table:table-cell>
          <table:table-cell table:formula="of:=IF(ISBLANK(['Class Hierarchy'.B294]);&quot;&quot;;['Class Hierarchy'.B2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5]);&quot;&quot;;['Class Hierarchy'.A295])">
            <text:p/>
          </table:table-cell>
          <table:table-cell table:formula="of:=IF(ISBLANK(['Class Hierarchy'.B295]);&quot;&quot;;['Class Hierarchy'.B2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6]);&quot;&quot;;['Class Hierarchy'.A296])">
            <text:p/>
          </table:table-cell>
          <table:table-cell table:formula="of:=IF(ISBLANK(['Class Hierarchy'.B296]);&quot;&quot;;['Class Hierarchy'.B2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7]);&quot;&quot;;['Class Hierarchy'.A297])">
            <text:p/>
          </table:table-cell>
          <table:table-cell table:formula="of:=IF(ISBLANK(['Class Hierarchy'.B297]);&quot;&quot;;['Class Hierarchy'.B2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8]);&quot;&quot;;['Class Hierarchy'.A298])">
            <text:p/>
          </table:table-cell>
          <table:table-cell table:formula="of:=IF(ISBLANK(['Class Hierarchy'.B298]);&quot;&quot;;['Class Hierarchy'.B2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9]);&quot;&quot;;['Class Hierarchy'.A299])">
            <text:p/>
          </table:table-cell>
          <table:table-cell table:formula="of:=IF(ISBLANK(['Class Hierarchy'.B299]);&quot;&quot;;['Class Hierarchy'.B2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0]);&quot;&quot;;['Class Hierarchy'.A300])">
            <text:p/>
          </table:table-cell>
          <table:table-cell table:formula="of:=IF(ISBLANK(['Class Hierarchy'.B300]);&quot;&quot;;['Class Hierarchy'.B3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1]);&quot;&quot;;['Class Hierarchy'.A301])">
            <text:p/>
          </table:table-cell>
          <table:table-cell table:formula="of:=IF(ISBLANK(['Class Hierarchy'.B301]);&quot;&quot;;['Class Hierarchy'.B3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2]);&quot;&quot;;['Class Hierarchy'.A302])">
            <text:p/>
          </table:table-cell>
          <table:table-cell table:formula="of:=IF(ISBLANK(['Class Hierarchy'.B302]);&quot;&quot;;['Class Hierarchy'.B3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3]);&quot;&quot;;['Class Hierarchy'.A303])">
            <text:p/>
          </table:table-cell>
          <table:table-cell table:formula="of:=IF(ISBLANK(['Class Hierarchy'.B303]);&quot;&quot;;['Class Hierarchy'.B3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4]);&quot;&quot;;['Class Hierarchy'.A304])">
            <text:p/>
          </table:table-cell>
          <table:table-cell table:formula="of:=IF(ISBLANK(['Class Hierarchy'.B304]);&quot;&quot;;['Class Hierarchy'.B3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5]);&quot;&quot;;['Class Hierarchy'.A305])">
            <text:p/>
          </table:table-cell>
          <table:table-cell table:formula="of:=IF(ISBLANK(['Class Hierarchy'.B305]);&quot;&quot;;['Class Hierarchy'.B3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6]);&quot;&quot;;['Class Hierarchy'.A306])">
            <text:p/>
          </table:table-cell>
          <table:table-cell table:formula="of:=IF(ISBLANK(['Class Hierarchy'.B306]);&quot;&quot;;['Class Hierarchy'.B3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7]);&quot;&quot;;['Class Hierarchy'.A307])">
            <text:p/>
          </table:table-cell>
          <table:table-cell table:formula="of:=IF(ISBLANK(['Class Hierarchy'.B307]);&quot;&quot;;['Class Hierarchy'.B3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8]);&quot;&quot;;['Class Hierarchy'.A308])">
            <text:p/>
          </table:table-cell>
          <table:table-cell table:formula="of:=IF(ISBLANK(['Class Hierarchy'.B308]);&quot;&quot;;['Class Hierarchy'.B3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9]);&quot;&quot;;['Class Hierarchy'.A309])">
            <text:p/>
          </table:table-cell>
          <table:table-cell table:formula="of:=IF(ISBLANK(['Class Hierarchy'.B309]);&quot;&quot;;['Class Hierarchy'.B3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0]);&quot;&quot;;['Class Hierarchy'.A310])">
            <text:p/>
          </table:table-cell>
          <table:table-cell table:formula="of:=IF(ISBLANK(['Class Hierarchy'.B310]);&quot;&quot;;['Class Hierarchy'.B3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1]);&quot;&quot;;['Class Hierarchy'.A311])">
            <text:p/>
          </table:table-cell>
          <table:table-cell table:formula="of:=IF(ISBLANK(['Class Hierarchy'.B311]);&quot;&quot;;['Class Hierarchy'.B3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2]);&quot;&quot;;['Class Hierarchy'.A312])">
            <text:p/>
          </table:table-cell>
          <table:table-cell table:formula="of:=IF(ISBLANK(['Class Hierarchy'.B312]);&quot;&quot;;['Class Hierarchy'.B3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3]);&quot;&quot;;['Class Hierarchy'.A313])">
            <text:p/>
          </table:table-cell>
          <table:table-cell table:formula="of:=IF(ISBLANK(['Class Hierarchy'.B313]);&quot;&quot;;['Class Hierarchy'.B3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4]);&quot;&quot;;['Class Hierarchy'.A314])">
            <text:p/>
          </table:table-cell>
          <table:table-cell table:formula="of:=IF(ISBLANK(['Class Hierarchy'.B314]);&quot;&quot;;['Class Hierarchy'.B3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5]);&quot;&quot;;['Class Hierarchy'.A315])">
            <text:p/>
          </table:table-cell>
          <table:table-cell table:formula="of:=IF(ISBLANK(['Class Hierarchy'.B315]);&quot;&quot;;['Class Hierarchy'.B3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6]);&quot;&quot;;['Class Hierarchy'.A316])">
            <text:p/>
          </table:table-cell>
          <table:table-cell table:formula="of:=IF(ISBLANK(['Class Hierarchy'.B316]);&quot;&quot;;['Class Hierarchy'.B3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7]);&quot;&quot;;['Class Hierarchy'.A317])">
            <text:p/>
          </table:table-cell>
          <table:table-cell table:formula="of:=IF(ISBLANK(['Class Hierarchy'.B317]);&quot;&quot;;['Class Hierarchy'.B3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8]);&quot;&quot;;['Class Hierarchy'.A318])">
            <text:p/>
          </table:table-cell>
          <table:table-cell table:formula="of:=IF(ISBLANK(['Class Hierarchy'.B318]);&quot;&quot;;['Class Hierarchy'.B3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9]);&quot;&quot;;['Class Hierarchy'.A319])">
            <text:p/>
          </table:table-cell>
          <table:table-cell table:formula="of:=IF(ISBLANK(['Class Hierarchy'.B319]);&quot;&quot;;['Class Hierarchy'.B3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0]);&quot;&quot;;['Class Hierarchy'.A320])">
            <text:p/>
          </table:table-cell>
          <table:table-cell table:formula="of:=IF(ISBLANK(['Class Hierarchy'.B320]);&quot;&quot;;['Class Hierarchy'.B3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1]);&quot;&quot;;['Class Hierarchy'.A321])">
            <text:p/>
          </table:table-cell>
          <table:table-cell table:formula="of:=IF(ISBLANK(['Class Hierarchy'.B321]);&quot;&quot;;['Class Hierarchy'.B3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2]);&quot;&quot;;['Class Hierarchy'.A322])">
            <text:p/>
          </table:table-cell>
          <table:table-cell table:formula="of:=IF(ISBLANK(['Class Hierarchy'.B322]);&quot;&quot;;['Class Hierarchy'.B3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3]);&quot;&quot;;['Class Hierarchy'.A323])">
            <text:p/>
          </table:table-cell>
          <table:table-cell table:formula="of:=IF(ISBLANK(['Class Hierarchy'.B323]);&quot;&quot;;['Class Hierarchy'.B3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4]);&quot;&quot;;['Class Hierarchy'.A324])">
            <text:p/>
          </table:table-cell>
          <table:table-cell table:formula="of:=IF(ISBLANK(['Class Hierarchy'.B324]);&quot;&quot;;['Class Hierarchy'.B3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5]);&quot;&quot;;['Class Hierarchy'.A325])">
            <text:p/>
          </table:table-cell>
          <table:table-cell table:formula="of:=IF(ISBLANK(['Class Hierarchy'.B325]);&quot;&quot;;['Class Hierarchy'.B3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6]);&quot;&quot;;['Class Hierarchy'.A326])">
            <text:p/>
          </table:table-cell>
          <table:table-cell table:formula="of:=IF(ISBLANK(['Class Hierarchy'.B326]);&quot;&quot;;['Class Hierarchy'.B3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7]);&quot;&quot;;['Class Hierarchy'.A327])">
            <text:p/>
          </table:table-cell>
          <table:table-cell table:formula="of:=IF(ISBLANK(['Class Hierarchy'.B327]);&quot;&quot;;['Class Hierarchy'.B3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8]);&quot;&quot;;['Class Hierarchy'.A328])">
            <text:p/>
          </table:table-cell>
          <table:table-cell table:formula="of:=IF(ISBLANK(['Class Hierarchy'.B328]);&quot;&quot;;['Class Hierarchy'.B3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9]);&quot;&quot;;['Class Hierarchy'.A329])">
            <text:p/>
          </table:table-cell>
          <table:table-cell table:formula="of:=IF(ISBLANK(['Class Hierarchy'.B329]);&quot;&quot;;['Class Hierarchy'.B3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0]);&quot;&quot;;['Class Hierarchy'.A330])">
            <text:p/>
          </table:table-cell>
          <table:table-cell table:formula="of:=IF(ISBLANK(['Class Hierarchy'.B330]);&quot;&quot;;['Class Hierarchy'.B3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1]);&quot;&quot;;['Class Hierarchy'.A331])">
            <text:p/>
          </table:table-cell>
          <table:table-cell table:formula="of:=IF(ISBLANK(['Class Hierarchy'.B331]);&quot;&quot;;['Class Hierarchy'.B3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2]);&quot;&quot;;['Class Hierarchy'.A332])">
            <text:p/>
          </table:table-cell>
          <table:table-cell table:formula="of:=IF(ISBLANK(['Class Hierarchy'.B332]);&quot;&quot;;['Class Hierarchy'.B3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3]);&quot;&quot;;['Class Hierarchy'.A333])">
            <text:p/>
          </table:table-cell>
          <table:table-cell table:formula="of:=IF(ISBLANK(['Class Hierarchy'.B333]);&quot;&quot;;['Class Hierarchy'.B3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4]);&quot;&quot;;['Class Hierarchy'.A334])">
            <text:p/>
          </table:table-cell>
          <table:table-cell table:formula="of:=IF(ISBLANK(['Class Hierarchy'.B334]);&quot;&quot;;['Class Hierarchy'.B3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5]);&quot;&quot;;['Class Hierarchy'.A335])">
            <text:p/>
          </table:table-cell>
          <table:table-cell table:formula="of:=IF(ISBLANK(['Class Hierarchy'.B335]);&quot;&quot;;['Class Hierarchy'.B3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6]);&quot;&quot;;['Class Hierarchy'.A336])">
            <text:p/>
          </table:table-cell>
          <table:table-cell table:formula="of:=IF(ISBLANK(['Class Hierarchy'.B336]);&quot;&quot;;['Class Hierarchy'.B3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7]);&quot;&quot;;['Class Hierarchy'.A337])">
            <text:p/>
          </table:table-cell>
          <table:table-cell table:formula="of:=IF(ISBLANK(['Class Hierarchy'.B337]);&quot;&quot;;['Class Hierarchy'.B3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8]);&quot;&quot;;['Class Hierarchy'.A338])">
            <text:p/>
          </table:table-cell>
          <table:table-cell table:formula="of:=IF(ISBLANK(['Class Hierarchy'.B338]);&quot;&quot;;['Class Hierarchy'.B3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9]);&quot;&quot;;['Class Hierarchy'.A339])">
            <text:p/>
          </table:table-cell>
          <table:table-cell table:formula="of:=IF(ISBLANK(['Class Hierarchy'.B339]);&quot;&quot;;['Class Hierarchy'.B3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0]);&quot;&quot;;['Class Hierarchy'.A340])">
            <text:p/>
          </table:table-cell>
          <table:table-cell table:formula="of:=IF(ISBLANK(['Class Hierarchy'.B340]);&quot;&quot;;['Class Hierarchy'.B3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1]);&quot;&quot;;['Class Hierarchy'.A341])">
            <text:p/>
          </table:table-cell>
          <table:table-cell table:formula="of:=IF(ISBLANK(['Class Hierarchy'.B341]);&quot;&quot;;['Class Hierarchy'.B3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2]);&quot;&quot;;['Class Hierarchy'.A342])">
            <text:p/>
          </table:table-cell>
          <table:table-cell table:formula="of:=IF(ISBLANK(['Class Hierarchy'.B342]);&quot;&quot;;['Class Hierarchy'.B3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3]);&quot;&quot;;['Class Hierarchy'.A343])">
            <text:p/>
          </table:table-cell>
          <table:table-cell table:formula="of:=IF(ISBLANK(['Class Hierarchy'.B343]);&quot;&quot;;['Class Hierarchy'.B3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4]);&quot;&quot;;['Class Hierarchy'.A344])">
            <text:p/>
          </table:table-cell>
          <table:table-cell table:formula="of:=IF(ISBLANK(['Class Hierarchy'.B344]);&quot;&quot;;['Class Hierarchy'.B3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5]);&quot;&quot;;['Class Hierarchy'.A345])">
            <text:p/>
          </table:table-cell>
          <table:table-cell table:formula="of:=IF(ISBLANK(['Class Hierarchy'.B345]);&quot;&quot;;['Class Hierarchy'.B3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6]);&quot;&quot;;['Class Hierarchy'.A346])">
            <text:p/>
          </table:table-cell>
          <table:table-cell table:formula="of:=IF(ISBLANK(['Class Hierarchy'.B346]);&quot;&quot;;['Class Hierarchy'.B3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7]);&quot;&quot;;['Class Hierarchy'.A347])">
            <text:p/>
          </table:table-cell>
          <table:table-cell table:formula="of:=IF(ISBLANK(['Class Hierarchy'.B347]);&quot;&quot;;['Class Hierarchy'.B3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8]);&quot;&quot;;['Class Hierarchy'.A348])">
            <text:p/>
          </table:table-cell>
          <table:table-cell table:formula="of:=IF(ISBLANK(['Class Hierarchy'.B348]);&quot;&quot;;['Class Hierarchy'.B3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9]);&quot;&quot;;['Class Hierarchy'.A349])">
            <text:p/>
          </table:table-cell>
          <table:table-cell table:formula="of:=IF(ISBLANK(['Class Hierarchy'.B349]);&quot;&quot;;['Class Hierarchy'.B3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0]);&quot;&quot;;['Class Hierarchy'.A350])">
            <text:p/>
          </table:table-cell>
          <table:table-cell table:formula="of:=IF(ISBLANK(['Class Hierarchy'.B350]);&quot;&quot;;['Class Hierarchy'.B3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1]);&quot;&quot;;['Class Hierarchy'.A351])">
            <text:p/>
          </table:table-cell>
          <table:table-cell table:formula="of:=IF(ISBLANK(['Class Hierarchy'.B351]);&quot;&quot;;['Class Hierarchy'.B3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2]);&quot;&quot;;['Class Hierarchy'.A352])">
            <text:p/>
          </table:table-cell>
          <table:table-cell table:formula="of:=IF(ISBLANK(['Class Hierarchy'.B352]);&quot;&quot;;['Class Hierarchy'.B3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3]);&quot;&quot;;['Class Hierarchy'.A353])">
            <text:p/>
          </table:table-cell>
          <table:table-cell table:formula="of:=IF(ISBLANK(['Class Hierarchy'.B353]);&quot;&quot;;['Class Hierarchy'.B3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4]);&quot;&quot;;['Class Hierarchy'.A354])">
            <text:p/>
          </table:table-cell>
          <table:table-cell table:formula="of:=IF(ISBLANK(['Class Hierarchy'.B354]);&quot;&quot;;['Class Hierarchy'.B3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5]);&quot;&quot;;['Class Hierarchy'.A355])">
            <text:p/>
          </table:table-cell>
          <table:table-cell table:formula="of:=IF(ISBLANK(['Class Hierarchy'.B355]);&quot;&quot;;['Class Hierarchy'.B3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6]);&quot;&quot;;['Class Hierarchy'.A356])">
            <text:p/>
          </table:table-cell>
          <table:table-cell table:formula="of:=IF(ISBLANK(['Class Hierarchy'.B356]);&quot;&quot;;['Class Hierarchy'.B3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7]);&quot;&quot;;['Class Hierarchy'.A357])">
            <text:p/>
          </table:table-cell>
          <table:table-cell table:formula="of:=IF(ISBLANK(['Class Hierarchy'.B357]);&quot;&quot;;['Class Hierarchy'.B3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8]);&quot;&quot;;['Class Hierarchy'.A358])">
            <text:p/>
          </table:table-cell>
          <table:table-cell table:formula="of:=IF(ISBLANK(['Class Hierarchy'.B358]);&quot;&quot;;['Class Hierarchy'.B3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9]);&quot;&quot;;['Class Hierarchy'.A359])">
            <text:p/>
          </table:table-cell>
          <table:table-cell table:formula="of:=IF(ISBLANK(['Class Hierarchy'.B359]);&quot;&quot;;['Class Hierarchy'.B3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0]);&quot;&quot;;['Class Hierarchy'.A360])">
            <text:p/>
          </table:table-cell>
          <table:table-cell table:formula="of:=IF(ISBLANK(['Class Hierarchy'.B360]);&quot;&quot;;['Class Hierarchy'.B3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1]);&quot;&quot;;['Class Hierarchy'.A361])">
            <text:p/>
          </table:table-cell>
          <table:table-cell table:formula="of:=IF(ISBLANK(['Class Hierarchy'.B361]);&quot;&quot;;['Class Hierarchy'.B3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2]);&quot;&quot;;['Class Hierarchy'.A362])">
            <text:p/>
          </table:table-cell>
          <table:table-cell table:formula="of:=IF(ISBLANK(['Class Hierarchy'.B362]);&quot;&quot;;['Class Hierarchy'.B3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3]);&quot;&quot;;['Class Hierarchy'.A363])">
            <text:p/>
          </table:table-cell>
          <table:table-cell table:formula="of:=IF(ISBLANK(['Class Hierarchy'.B363]);&quot;&quot;;['Class Hierarchy'.B3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4]);&quot;&quot;;['Class Hierarchy'.A364])">
            <text:p/>
          </table:table-cell>
          <table:table-cell table:formula="of:=IF(ISBLANK(['Class Hierarchy'.B364]);&quot;&quot;;['Class Hierarchy'.B3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5]);&quot;&quot;;['Class Hierarchy'.A365])">
            <text:p/>
          </table:table-cell>
          <table:table-cell table:formula="of:=IF(ISBLANK(['Class Hierarchy'.B365]);&quot;&quot;;['Class Hierarchy'.B3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6]);&quot;&quot;;['Class Hierarchy'.A366])">
            <text:p/>
          </table:table-cell>
          <table:table-cell table:formula="of:=IF(ISBLANK(['Class Hierarchy'.B366]);&quot;&quot;;['Class Hierarchy'.B3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7]);&quot;&quot;;['Class Hierarchy'.A367])">
            <text:p/>
          </table:table-cell>
          <table:table-cell table:formula="of:=IF(ISBLANK(['Class Hierarchy'.B367]);&quot;&quot;;['Class Hierarchy'.B3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8]);&quot;&quot;;['Class Hierarchy'.A368])">
            <text:p/>
          </table:table-cell>
          <table:table-cell table:formula="of:=IF(ISBLANK(['Class Hierarchy'.B368]);&quot;&quot;;['Class Hierarchy'.B3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9]);&quot;&quot;;['Class Hierarchy'.A369])">
            <text:p/>
          </table:table-cell>
          <table:table-cell table:formula="of:=IF(ISBLANK(['Class Hierarchy'.B369]);&quot;&quot;;['Class Hierarchy'.B3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0]);&quot;&quot;;['Class Hierarchy'.A370])">
            <text:p/>
          </table:table-cell>
          <table:table-cell table:formula="of:=IF(ISBLANK(['Class Hierarchy'.B370]);&quot;&quot;;['Class Hierarchy'.B3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1]);&quot;&quot;;['Class Hierarchy'.A371])">
            <text:p/>
          </table:table-cell>
          <table:table-cell table:formula="of:=IF(ISBLANK(['Class Hierarchy'.B371]);&quot;&quot;;['Class Hierarchy'.B3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2]);&quot;&quot;;['Class Hierarchy'.A372])">
            <text:p/>
          </table:table-cell>
          <table:table-cell table:formula="of:=IF(ISBLANK(['Class Hierarchy'.B372]);&quot;&quot;;['Class Hierarchy'.B3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3]);&quot;&quot;;['Class Hierarchy'.A373])">
            <text:p/>
          </table:table-cell>
          <table:table-cell table:formula="of:=IF(ISBLANK(['Class Hierarchy'.B373]);&quot;&quot;;['Class Hierarchy'.B3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4]);&quot;&quot;;['Class Hierarchy'.A374])">
            <text:p/>
          </table:table-cell>
          <table:table-cell table:formula="of:=IF(ISBLANK(['Class Hierarchy'.B374]);&quot;&quot;;['Class Hierarchy'.B3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5]);&quot;&quot;;['Class Hierarchy'.A375])">
            <text:p/>
          </table:table-cell>
          <table:table-cell table:formula="of:=IF(ISBLANK(['Class Hierarchy'.B375]);&quot;&quot;;['Class Hierarchy'.B3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6]);&quot;&quot;;['Class Hierarchy'.A376])">
            <text:p/>
          </table:table-cell>
          <table:table-cell table:formula="of:=IF(ISBLANK(['Class Hierarchy'.B376]);&quot;&quot;;['Class Hierarchy'.B3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7]);&quot;&quot;;['Class Hierarchy'.A377])">
            <text:p/>
          </table:table-cell>
          <table:table-cell table:formula="of:=IF(ISBLANK(['Class Hierarchy'.B377]);&quot;&quot;;['Class Hierarchy'.B3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8]);&quot;&quot;;['Class Hierarchy'.A378])">
            <text:p/>
          </table:table-cell>
          <table:table-cell table:formula="of:=IF(ISBLANK(['Class Hierarchy'.B378]);&quot;&quot;;['Class Hierarchy'.B3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9]);&quot;&quot;;['Class Hierarchy'.A379])">
            <text:p/>
          </table:table-cell>
          <table:table-cell table:formula="of:=IF(ISBLANK(['Class Hierarchy'.B379]);&quot;&quot;;['Class Hierarchy'.B3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0]);&quot;&quot;;['Class Hierarchy'.A380])">
            <text:p/>
          </table:table-cell>
          <table:table-cell table:formula="of:=IF(ISBLANK(['Class Hierarchy'.B380]);&quot;&quot;;['Class Hierarchy'.B3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1]);&quot;&quot;;['Class Hierarchy'.A381])">
            <text:p/>
          </table:table-cell>
          <table:table-cell table:formula="of:=IF(ISBLANK(['Class Hierarchy'.B381]);&quot;&quot;;['Class Hierarchy'.B3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2]);&quot;&quot;;['Class Hierarchy'.A382])">
            <text:p/>
          </table:table-cell>
          <table:table-cell table:formula="of:=IF(ISBLANK(['Class Hierarchy'.B382]);&quot;&quot;;['Class Hierarchy'.B3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3]);&quot;&quot;;['Class Hierarchy'.A383])">
            <text:p/>
          </table:table-cell>
          <table:table-cell table:formula="of:=IF(ISBLANK(['Class Hierarchy'.B383]);&quot;&quot;;['Class Hierarchy'.B3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4]);&quot;&quot;;['Class Hierarchy'.A384])">
            <text:p/>
          </table:table-cell>
          <table:table-cell table:formula="of:=IF(ISBLANK(['Class Hierarchy'.B384]);&quot;&quot;;['Class Hierarchy'.B3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5]);&quot;&quot;;['Class Hierarchy'.A385])">
            <text:p/>
          </table:table-cell>
          <table:table-cell table:formula="of:=IF(ISBLANK(['Class Hierarchy'.B385]);&quot;&quot;;['Class Hierarchy'.B3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6]);&quot;&quot;;['Class Hierarchy'.A386])">
            <text:p/>
          </table:table-cell>
          <table:table-cell table:formula="of:=IF(ISBLANK(['Class Hierarchy'.B386]);&quot;&quot;;['Class Hierarchy'.B3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7]);&quot;&quot;;['Class Hierarchy'.A387])">
            <text:p/>
          </table:table-cell>
          <table:table-cell table:formula="of:=IF(ISBLANK(['Class Hierarchy'.B387]);&quot;&quot;;['Class Hierarchy'.B3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8]);&quot;&quot;;['Class Hierarchy'.A388])">
            <text:p/>
          </table:table-cell>
          <table:table-cell table:formula="of:=IF(ISBLANK(['Class Hierarchy'.B388]);&quot;&quot;;['Class Hierarchy'.B3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9]);&quot;&quot;;['Class Hierarchy'.A389])">
            <text:p/>
          </table:table-cell>
          <table:table-cell table:formula="of:=IF(ISBLANK(['Class Hierarchy'.B389]);&quot;&quot;;['Class Hierarchy'.B3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0]);&quot;&quot;;['Class Hierarchy'.A390])">
            <text:p/>
          </table:table-cell>
          <table:table-cell table:formula="of:=IF(ISBLANK(['Class Hierarchy'.B390]);&quot;&quot;;['Class Hierarchy'.B3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1]);&quot;&quot;;['Class Hierarchy'.A391])">
            <text:p/>
          </table:table-cell>
          <table:table-cell table:formula="of:=IF(ISBLANK(['Class Hierarchy'.B391]);&quot;&quot;;['Class Hierarchy'.B3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2]);&quot;&quot;;['Class Hierarchy'.A392])">
            <text:p/>
          </table:table-cell>
          <table:table-cell table:formula="of:=IF(ISBLANK(['Class Hierarchy'.B392]);&quot;&quot;;['Class Hierarchy'.B3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3]);&quot;&quot;;['Class Hierarchy'.A393])">
            <text:p/>
          </table:table-cell>
          <table:table-cell table:formula="of:=IF(ISBLANK(['Class Hierarchy'.B393]);&quot;&quot;;['Class Hierarchy'.B3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4]);&quot;&quot;;['Class Hierarchy'.A394])">
            <text:p/>
          </table:table-cell>
          <table:table-cell table:formula="of:=IF(ISBLANK(['Class Hierarchy'.B394]);&quot;&quot;;['Class Hierarchy'.B3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5]);&quot;&quot;;['Class Hierarchy'.A395])">
            <text:p/>
          </table:table-cell>
          <table:table-cell table:formula="of:=IF(ISBLANK(['Class Hierarchy'.B395]);&quot;&quot;;['Class Hierarchy'.B3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6]);&quot;&quot;;['Class Hierarchy'.A396])">
            <text:p/>
          </table:table-cell>
          <table:table-cell table:formula="of:=IF(ISBLANK(['Class Hierarchy'.B396]);&quot;&quot;;['Class Hierarchy'.B3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7]);&quot;&quot;;['Class Hierarchy'.A397])">
            <text:p/>
          </table:table-cell>
          <table:table-cell table:formula="of:=IF(ISBLANK(['Class Hierarchy'.B397]);&quot;&quot;;['Class Hierarchy'.B3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8]);&quot;&quot;;['Class Hierarchy'.A398])">
            <text:p/>
          </table:table-cell>
          <table:table-cell table:formula="of:=IF(ISBLANK(['Class Hierarchy'.B398]);&quot;&quot;;['Class Hierarchy'.B3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9]);&quot;&quot;;['Class Hierarchy'.A399])">
            <text:p/>
          </table:table-cell>
          <table:table-cell table:formula="of:=IF(ISBLANK(['Class Hierarchy'.B399]);&quot;&quot;;['Class Hierarchy'.B3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0]);&quot;&quot;;['Class Hierarchy'.A400])">
            <text:p/>
          </table:table-cell>
          <table:table-cell table:formula="of:=IF(ISBLANK(['Class Hierarchy'.B400]);&quot;&quot;;['Class Hierarchy'.B4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1]);&quot;&quot;;['Class Hierarchy'.A401])">
            <text:p/>
          </table:table-cell>
          <table:table-cell table:formula="of:=IF(ISBLANK(['Class Hierarchy'.B401]);&quot;&quot;;['Class Hierarchy'.B4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2]);&quot;&quot;;['Class Hierarchy'.A402])">
            <text:p/>
          </table:table-cell>
          <table:table-cell table:formula="of:=IF(ISBLANK(['Class Hierarchy'.B402]);&quot;&quot;;['Class Hierarchy'.B4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3]);&quot;&quot;;['Class Hierarchy'.A403])">
            <text:p/>
          </table:table-cell>
          <table:table-cell table:formula="of:=IF(ISBLANK(['Class Hierarchy'.B403]);&quot;&quot;;['Class Hierarchy'.B4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4]);&quot;&quot;;['Class Hierarchy'.A404])">
            <text:p/>
          </table:table-cell>
          <table:table-cell table:formula="of:=IF(ISBLANK(['Class Hierarchy'.B404]);&quot;&quot;;['Class Hierarchy'.B4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5]);&quot;&quot;;['Class Hierarchy'.A405])">
            <text:p/>
          </table:table-cell>
          <table:table-cell table:formula="of:=IF(ISBLANK(['Class Hierarchy'.B405]);&quot;&quot;;['Class Hierarchy'.B4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6]);&quot;&quot;;['Class Hierarchy'.A406])">
            <text:p/>
          </table:table-cell>
          <table:table-cell table:formula="of:=IF(ISBLANK(['Class Hierarchy'.B406]);&quot;&quot;;['Class Hierarchy'.B4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7]);&quot;&quot;;['Class Hierarchy'.A407])">
            <text:p/>
          </table:table-cell>
          <table:table-cell table:formula="of:=IF(ISBLANK(['Class Hierarchy'.B407]);&quot;&quot;;['Class Hierarchy'.B4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8]);&quot;&quot;;['Class Hierarchy'.A408])">
            <text:p/>
          </table:table-cell>
          <table:table-cell table:formula="of:=IF(ISBLANK(['Class Hierarchy'.B408]);&quot;&quot;;['Class Hierarchy'.B4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9]);&quot;&quot;;['Class Hierarchy'.A409])">
            <text:p/>
          </table:table-cell>
          <table:table-cell table:formula="of:=IF(ISBLANK(['Class Hierarchy'.B409]);&quot;&quot;;['Class Hierarchy'.B4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0]);&quot;&quot;;['Class Hierarchy'.A410])">
            <text:p/>
          </table:table-cell>
          <table:table-cell table:formula="of:=IF(ISBLANK(['Class Hierarchy'.B410]);&quot;&quot;;['Class Hierarchy'.B4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1]);&quot;&quot;;['Class Hierarchy'.A411])">
            <text:p/>
          </table:table-cell>
          <table:table-cell table:formula="of:=IF(ISBLANK(['Class Hierarchy'.B411]);&quot;&quot;;['Class Hierarchy'.B4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2]);&quot;&quot;;['Class Hierarchy'.A412])">
            <text:p/>
          </table:table-cell>
          <table:table-cell table:formula="of:=IF(ISBLANK(['Class Hierarchy'.B412]);&quot;&quot;;['Class Hierarchy'.B4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3]);&quot;&quot;;['Class Hierarchy'.A413])">
            <text:p/>
          </table:table-cell>
          <table:table-cell table:formula="of:=IF(ISBLANK(['Class Hierarchy'.B413]);&quot;&quot;;['Class Hierarchy'.B4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4]);&quot;&quot;;['Class Hierarchy'.A414])">
            <text:p/>
          </table:table-cell>
          <table:table-cell table:formula="of:=IF(ISBLANK(['Class Hierarchy'.B414]);&quot;&quot;;['Class Hierarchy'.B4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5]);&quot;&quot;;['Class Hierarchy'.A415])">
            <text:p/>
          </table:table-cell>
          <table:table-cell table:formula="of:=IF(ISBLANK(['Class Hierarchy'.B415]);&quot;&quot;;['Class Hierarchy'.B4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6]);&quot;&quot;;['Class Hierarchy'.A416])">
            <text:p/>
          </table:table-cell>
          <table:table-cell table:formula="of:=IF(ISBLANK(['Class Hierarchy'.B416]);&quot;&quot;;['Class Hierarchy'.B4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7]);&quot;&quot;;['Class Hierarchy'.A417])">
            <text:p/>
          </table:table-cell>
          <table:table-cell table:formula="of:=IF(ISBLANK(['Class Hierarchy'.B417]);&quot;&quot;;['Class Hierarchy'.B4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8]);&quot;&quot;;['Class Hierarchy'.A418])">
            <text:p/>
          </table:table-cell>
          <table:table-cell table:formula="of:=IF(ISBLANK(['Class Hierarchy'.B418]);&quot;&quot;;['Class Hierarchy'.B4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9]);&quot;&quot;;['Class Hierarchy'.A419])">
            <text:p/>
          </table:table-cell>
          <table:table-cell table:formula="of:=IF(ISBLANK(['Class Hierarchy'.B419]);&quot;&quot;;['Class Hierarchy'.B4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0]);&quot;&quot;;['Class Hierarchy'.A420])">
            <text:p/>
          </table:table-cell>
          <table:table-cell table:formula="of:=IF(ISBLANK(['Class Hierarchy'.B420]);&quot;&quot;;['Class Hierarchy'.B4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1]);&quot;&quot;;['Class Hierarchy'.A421])">
            <text:p/>
          </table:table-cell>
          <table:table-cell table:formula="of:=IF(ISBLANK(['Class Hierarchy'.B421]);&quot;&quot;;['Class Hierarchy'.B4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2]);&quot;&quot;;['Class Hierarchy'.A422])">
            <text:p/>
          </table:table-cell>
          <table:table-cell table:formula="of:=IF(ISBLANK(['Class Hierarchy'.B422]);&quot;&quot;;['Class Hierarchy'.B4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3]);&quot;&quot;;['Class Hierarchy'.A423])">
            <text:p/>
          </table:table-cell>
          <table:table-cell table:formula="of:=IF(ISBLANK(['Class Hierarchy'.B423]);&quot;&quot;;['Class Hierarchy'.B4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4]);&quot;&quot;;['Class Hierarchy'.A424])">
            <text:p/>
          </table:table-cell>
          <table:table-cell table:formula="of:=IF(ISBLANK(['Class Hierarchy'.B424]);&quot;&quot;;['Class Hierarchy'.B4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5]);&quot;&quot;;['Class Hierarchy'.A425])">
            <text:p/>
          </table:table-cell>
          <table:table-cell table:formula="of:=IF(ISBLANK(['Class Hierarchy'.B425]);&quot;&quot;;['Class Hierarchy'.B4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6]);&quot;&quot;;['Class Hierarchy'.A426])">
            <text:p/>
          </table:table-cell>
          <table:table-cell table:formula="of:=IF(ISBLANK(['Class Hierarchy'.B426]);&quot;&quot;;['Class Hierarchy'.B4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7]);&quot;&quot;;['Class Hierarchy'.A427])">
            <text:p/>
          </table:table-cell>
          <table:table-cell table:formula="of:=IF(ISBLANK(['Class Hierarchy'.B427]);&quot;&quot;;['Class Hierarchy'.B4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8]);&quot;&quot;;['Class Hierarchy'.A428])">
            <text:p/>
          </table:table-cell>
          <table:table-cell table:formula="of:=IF(ISBLANK(['Class Hierarchy'.B428]);&quot;&quot;;['Class Hierarchy'.B4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9]);&quot;&quot;;['Class Hierarchy'.A429])">
            <text:p/>
          </table:table-cell>
          <table:table-cell table:formula="of:=IF(ISBLANK(['Class Hierarchy'.B429]);&quot;&quot;;['Class Hierarchy'.B4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0]);&quot;&quot;;['Class Hierarchy'.A430])">
            <text:p/>
          </table:table-cell>
          <table:table-cell table:formula="of:=IF(ISBLANK(['Class Hierarchy'.B430]);&quot;&quot;;['Class Hierarchy'.B4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1]);&quot;&quot;;['Class Hierarchy'.A431])">
            <text:p/>
          </table:table-cell>
          <table:table-cell table:formula="of:=IF(ISBLANK(['Class Hierarchy'.B431]);&quot;&quot;;['Class Hierarchy'.B4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2]);&quot;&quot;;['Class Hierarchy'.A432])">
            <text:p/>
          </table:table-cell>
          <table:table-cell table:formula="of:=IF(ISBLANK(['Class Hierarchy'.B432]);&quot;&quot;;['Class Hierarchy'.B4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3]);&quot;&quot;;['Class Hierarchy'.A433])">
            <text:p/>
          </table:table-cell>
          <table:table-cell table:formula="of:=IF(ISBLANK(['Class Hierarchy'.B433]);&quot;&quot;;['Class Hierarchy'.B4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4]);&quot;&quot;;['Class Hierarchy'.A434])">
            <text:p/>
          </table:table-cell>
          <table:table-cell table:formula="of:=IF(ISBLANK(['Class Hierarchy'.B434]);&quot;&quot;;['Class Hierarchy'.B4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5]);&quot;&quot;;['Class Hierarchy'.A435])">
            <text:p/>
          </table:table-cell>
          <table:table-cell table:formula="of:=IF(ISBLANK(['Class Hierarchy'.B435]);&quot;&quot;;['Class Hierarchy'.B4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6]);&quot;&quot;;['Class Hierarchy'.A436])">
            <text:p/>
          </table:table-cell>
          <table:table-cell table:formula="of:=IF(ISBLANK(['Class Hierarchy'.B436]);&quot;&quot;;['Class Hierarchy'.B4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7]);&quot;&quot;;['Class Hierarchy'.A437])">
            <text:p/>
          </table:table-cell>
          <table:table-cell table:formula="of:=IF(ISBLANK(['Class Hierarchy'.B437]);&quot;&quot;;['Class Hierarchy'.B4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8]);&quot;&quot;;['Class Hierarchy'.A438])">
            <text:p/>
          </table:table-cell>
          <table:table-cell table:formula="of:=IF(ISBLANK(['Class Hierarchy'.B438]);&quot;&quot;;['Class Hierarchy'.B4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9]);&quot;&quot;;['Class Hierarchy'.A439])">
            <text:p/>
          </table:table-cell>
          <table:table-cell table:formula="of:=IF(ISBLANK(['Class Hierarchy'.B439]);&quot;&quot;;['Class Hierarchy'.B4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0]);&quot;&quot;;['Class Hierarchy'.A440])">
            <text:p/>
          </table:table-cell>
          <table:table-cell table:formula="of:=IF(ISBLANK(['Class Hierarchy'.B440]);&quot;&quot;;['Class Hierarchy'.B4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1]);&quot;&quot;;['Class Hierarchy'.A441])">
            <text:p/>
          </table:table-cell>
          <table:table-cell table:formula="of:=IF(ISBLANK(['Class Hierarchy'.B441]);&quot;&quot;;['Class Hierarchy'.B4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2]);&quot;&quot;;['Class Hierarchy'.A442])">
            <text:p/>
          </table:table-cell>
          <table:table-cell table:formula="of:=IF(ISBLANK(['Class Hierarchy'.B442]);&quot;&quot;;['Class Hierarchy'.B4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3]);&quot;&quot;;['Class Hierarchy'.A443])">
            <text:p/>
          </table:table-cell>
          <table:table-cell table:formula="of:=IF(ISBLANK(['Class Hierarchy'.B443]);&quot;&quot;;['Class Hierarchy'.B4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4]);&quot;&quot;;['Class Hierarchy'.A444])">
            <text:p/>
          </table:table-cell>
          <table:table-cell table:formula="of:=IF(ISBLANK(['Class Hierarchy'.B444]);&quot;&quot;;['Class Hierarchy'.B4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5]);&quot;&quot;;['Class Hierarchy'.A445])">
            <text:p/>
          </table:table-cell>
          <table:table-cell table:formula="of:=IF(ISBLANK(['Class Hierarchy'.B445]);&quot;&quot;;['Class Hierarchy'.B4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6]);&quot;&quot;;['Class Hierarchy'.A446])">
            <text:p/>
          </table:table-cell>
          <table:table-cell table:formula="of:=IF(ISBLANK(['Class Hierarchy'.B446]);&quot;&quot;;['Class Hierarchy'.B4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7]);&quot;&quot;;['Class Hierarchy'.A447])">
            <text:p/>
          </table:table-cell>
          <table:table-cell table:formula="of:=IF(ISBLANK(['Class Hierarchy'.B447]);&quot;&quot;;['Class Hierarchy'.B4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8]);&quot;&quot;;['Class Hierarchy'.A448])">
            <text:p/>
          </table:table-cell>
          <table:table-cell table:formula="of:=IF(ISBLANK(['Class Hierarchy'.B448]);&quot;&quot;;['Class Hierarchy'.B4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9]);&quot;&quot;;['Class Hierarchy'.A449])">
            <text:p/>
          </table:table-cell>
          <table:table-cell table:formula="of:=IF(ISBLANK(['Class Hierarchy'.B449]);&quot;&quot;;['Class Hierarchy'.B4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0]);&quot;&quot;;['Class Hierarchy'.A450])">
            <text:p/>
          </table:table-cell>
          <table:table-cell table:formula="of:=IF(ISBLANK(['Class Hierarchy'.B450]);&quot;&quot;;['Class Hierarchy'.B4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1]);&quot;&quot;;['Class Hierarchy'.A451])">
            <text:p/>
          </table:table-cell>
          <table:table-cell table:formula="of:=IF(ISBLANK(['Class Hierarchy'.B451]);&quot;&quot;;['Class Hierarchy'.B4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2]);&quot;&quot;;['Class Hierarchy'.A452])">
            <text:p/>
          </table:table-cell>
          <table:table-cell table:formula="of:=IF(ISBLANK(['Class Hierarchy'.B452]);&quot;&quot;;['Class Hierarchy'.B4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3]);&quot;&quot;;['Class Hierarchy'.A453])">
            <text:p/>
          </table:table-cell>
          <table:table-cell table:formula="of:=IF(ISBLANK(['Class Hierarchy'.B453]);&quot;&quot;;['Class Hierarchy'.B4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4]);&quot;&quot;;['Class Hierarchy'.A454])">
            <text:p/>
          </table:table-cell>
          <table:table-cell table:formula="of:=IF(ISBLANK(['Class Hierarchy'.B454]);&quot;&quot;;['Class Hierarchy'.B4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5]);&quot;&quot;;['Class Hierarchy'.A455])">
            <text:p/>
          </table:table-cell>
          <table:table-cell table:formula="of:=IF(ISBLANK(['Class Hierarchy'.B455]);&quot;&quot;;['Class Hierarchy'.B4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6]);&quot;&quot;;['Class Hierarchy'.A456])">
            <text:p/>
          </table:table-cell>
          <table:table-cell table:formula="of:=IF(ISBLANK(['Class Hierarchy'.B456]);&quot;&quot;;['Class Hierarchy'.B4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7]);&quot;&quot;;['Class Hierarchy'.A457])">
            <text:p/>
          </table:table-cell>
          <table:table-cell table:formula="of:=IF(ISBLANK(['Class Hierarchy'.B457]);&quot;&quot;;['Class Hierarchy'.B4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8]);&quot;&quot;;['Class Hierarchy'.A458])">
            <text:p/>
          </table:table-cell>
          <table:table-cell table:formula="of:=IF(ISBLANK(['Class Hierarchy'.B458]);&quot;&quot;;['Class Hierarchy'.B4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9]);&quot;&quot;;['Class Hierarchy'.A459])">
            <text:p/>
          </table:table-cell>
          <table:table-cell table:formula="of:=IF(ISBLANK(['Class Hierarchy'.B459]);&quot;&quot;;['Class Hierarchy'.B4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0]);&quot;&quot;;['Class Hierarchy'.A460])">
            <text:p/>
          </table:table-cell>
          <table:table-cell table:formula="of:=IF(ISBLANK(['Class Hierarchy'.B460]);&quot;&quot;;['Class Hierarchy'.B4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1]);&quot;&quot;;['Class Hierarchy'.A461])">
            <text:p/>
          </table:table-cell>
          <table:table-cell table:formula="of:=IF(ISBLANK(['Class Hierarchy'.B461]);&quot;&quot;;['Class Hierarchy'.B4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2]);&quot;&quot;;['Class Hierarchy'.A462])">
            <text:p/>
          </table:table-cell>
          <table:table-cell table:formula="of:=IF(ISBLANK(['Class Hierarchy'.B462]);&quot;&quot;;['Class Hierarchy'.B4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3]);&quot;&quot;;['Class Hierarchy'.A463])">
            <text:p/>
          </table:table-cell>
          <table:table-cell table:formula="of:=IF(ISBLANK(['Class Hierarchy'.B463]);&quot;&quot;;['Class Hierarchy'.B4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4]);&quot;&quot;;['Class Hierarchy'.A464])">
            <text:p/>
          </table:table-cell>
          <table:table-cell table:formula="of:=IF(ISBLANK(['Class Hierarchy'.B464]);&quot;&quot;;['Class Hierarchy'.B4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5]);&quot;&quot;;['Class Hierarchy'.A465])">
            <text:p/>
          </table:table-cell>
          <table:table-cell table:formula="of:=IF(ISBLANK(['Class Hierarchy'.B465]);&quot;&quot;;['Class Hierarchy'.B4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6]);&quot;&quot;;['Class Hierarchy'.A466])">
            <text:p/>
          </table:table-cell>
          <table:table-cell table:formula="of:=IF(ISBLANK(['Class Hierarchy'.B466]);&quot;&quot;;['Class Hierarchy'.B4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7]);&quot;&quot;;['Class Hierarchy'.A467])">
            <text:p/>
          </table:table-cell>
          <table:table-cell table:formula="of:=IF(ISBLANK(['Class Hierarchy'.B467]);&quot;&quot;;['Class Hierarchy'.B4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8]);&quot;&quot;;['Class Hierarchy'.A468])">
            <text:p/>
          </table:table-cell>
          <table:table-cell table:formula="of:=IF(ISBLANK(['Class Hierarchy'.B468]);&quot;&quot;;['Class Hierarchy'.B4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9]);&quot;&quot;;['Class Hierarchy'.A469])">
            <text:p/>
          </table:table-cell>
          <table:table-cell table:formula="of:=IF(ISBLANK(['Class Hierarchy'.B469]);&quot;&quot;;['Class Hierarchy'.B4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0]);&quot;&quot;;['Class Hierarchy'.A470])">
            <text:p/>
          </table:table-cell>
          <table:table-cell table:formula="of:=IF(ISBLANK(['Class Hierarchy'.B470]);&quot;&quot;;['Class Hierarchy'.B4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1]);&quot;&quot;;['Class Hierarchy'.A471])">
            <text:p/>
          </table:table-cell>
          <table:table-cell table:formula="of:=IF(ISBLANK(['Class Hierarchy'.B471]);&quot;&quot;;['Class Hierarchy'.B4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2]);&quot;&quot;;['Class Hierarchy'.A472])">
            <text:p/>
          </table:table-cell>
          <table:table-cell table:formula="of:=IF(ISBLANK(['Class Hierarchy'.B472]);&quot;&quot;;['Class Hierarchy'.B4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3]);&quot;&quot;;['Class Hierarchy'.A473])">
            <text:p/>
          </table:table-cell>
          <table:table-cell table:formula="of:=IF(ISBLANK(['Class Hierarchy'.B473]);&quot;&quot;;['Class Hierarchy'.B4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4]);&quot;&quot;;['Class Hierarchy'.A474])">
            <text:p/>
          </table:table-cell>
          <table:table-cell table:formula="of:=IF(ISBLANK(['Class Hierarchy'.B474]);&quot;&quot;;['Class Hierarchy'.B4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5]);&quot;&quot;;['Class Hierarchy'.A475])">
            <text:p/>
          </table:table-cell>
          <table:table-cell table:formula="of:=IF(ISBLANK(['Class Hierarchy'.B475]);&quot;&quot;;['Class Hierarchy'.B4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6]);&quot;&quot;;['Class Hierarchy'.A476])">
            <text:p/>
          </table:table-cell>
          <table:table-cell table:formula="of:=IF(ISBLANK(['Class Hierarchy'.B476]);&quot;&quot;;['Class Hierarchy'.B4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7]);&quot;&quot;;['Class Hierarchy'.A477])">
            <text:p/>
          </table:table-cell>
          <table:table-cell table:formula="of:=IF(ISBLANK(['Class Hierarchy'.B477]);&quot;&quot;;['Class Hierarchy'.B4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8]);&quot;&quot;;['Class Hierarchy'.A478])">
            <text:p/>
          </table:table-cell>
          <table:table-cell table:formula="of:=IF(ISBLANK(['Class Hierarchy'.B478]);&quot;&quot;;['Class Hierarchy'.B4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9]);&quot;&quot;;['Class Hierarchy'.A479])">
            <text:p/>
          </table:table-cell>
          <table:table-cell table:formula="of:=IF(ISBLANK(['Class Hierarchy'.B479]);&quot;&quot;;['Class Hierarchy'.B4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0]);&quot;&quot;;['Class Hierarchy'.A480])">
            <text:p/>
          </table:table-cell>
          <table:table-cell table:formula="of:=IF(ISBLANK(['Class Hierarchy'.B480]);&quot;&quot;;['Class Hierarchy'.B4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1]);&quot;&quot;;['Class Hierarchy'.A481])">
            <text:p/>
          </table:table-cell>
          <table:table-cell table:formula="of:=IF(ISBLANK(['Class Hierarchy'.B481]);&quot;&quot;;['Class Hierarchy'.B4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2]);&quot;&quot;;['Class Hierarchy'.A482])">
            <text:p/>
          </table:table-cell>
          <table:table-cell table:formula="of:=IF(ISBLANK(['Class Hierarchy'.B482]);&quot;&quot;;['Class Hierarchy'.B4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3]);&quot;&quot;;['Class Hierarchy'.A483])">
            <text:p/>
          </table:table-cell>
          <table:table-cell table:formula="of:=IF(ISBLANK(['Class Hierarchy'.B483]);&quot;&quot;;['Class Hierarchy'.B4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4]);&quot;&quot;;['Class Hierarchy'.A484])">
            <text:p/>
          </table:table-cell>
          <table:table-cell table:formula="of:=IF(ISBLANK(['Class Hierarchy'.B484]);&quot;&quot;;['Class Hierarchy'.B4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5]);&quot;&quot;;['Class Hierarchy'.A485])">
            <text:p/>
          </table:table-cell>
          <table:table-cell table:formula="of:=IF(ISBLANK(['Class Hierarchy'.B485]);&quot;&quot;;['Class Hierarchy'.B4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6]);&quot;&quot;;['Class Hierarchy'.A486])">
            <text:p/>
          </table:table-cell>
          <table:table-cell table:formula="of:=IF(ISBLANK(['Class Hierarchy'.B486]);&quot;&quot;;['Class Hierarchy'.B4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7]);&quot;&quot;;['Class Hierarchy'.A487])">
            <text:p/>
          </table:table-cell>
          <table:table-cell table:formula="of:=IF(ISBLANK(['Class Hierarchy'.B487]);&quot;&quot;;['Class Hierarchy'.B4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8]);&quot;&quot;;['Class Hierarchy'.A488])">
            <text:p/>
          </table:table-cell>
          <table:table-cell table:formula="of:=IF(ISBLANK(['Class Hierarchy'.B488]);&quot;&quot;;['Class Hierarchy'.B4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9]);&quot;&quot;;['Class Hierarchy'.A489])">
            <text:p/>
          </table:table-cell>
          <table:table-cell table:formula="of:=IF(ISBLANK(['Class Hierarchy'.B489]);&quot;&quot;;['Class Hierarchy'.B4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0]);&quot;&quot;;['Class Hierarchy'.A490])">
            <text:p/>
          </table:table-cell>
          <table:table-cell table:formula="of:=IF(ISBLANK(['Class Hierarchy'.B490]);&quot;&quot;;['Class Hierarchy'.B4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1]);&quot;&quot;;['Class Hierarchy'.A491])">
            <text:p/>
          </table:table-cell>
          <table:table-cell table:formula="of:=IF(ISBLANK(['Class Hierarchy'.B491]);&quot;&quot;;['Class Hierarchy'.B4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2]);&quot;&quot;;['Class Hierarchy'.A492])">
            <text:p/>
          </table:table-cell>
          <table:table-cell table:formula="of:=IF(ISBLANK(['Class Hierarchy'.B492]);&quot;&quot;;['Class Hierarchy'.B4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3]);&quot;&quot;;['Class Hierarchy'.A493])">
            <text:p/>
          </table:table-cell>
          <table:table-cell table:formula="of:=IF(ISBLANK(['Class Hierarchy'.B493]);&quot;&quot;;['Class Hierarchy'.B4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4]);&quot;&quot;;['Class Hierarchy'.A494])">
            <text:p/>
          </table:table-cell>
          <table:table-cell table:formula="of:=IF(ISBLANK(['Class Hierarchy'.B494]);&quot;&quot;;['Class Hierarchy'.B4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5]);&quot;&quot;;['Class Hierarchy'.A495])">
            <text:p/>
          </table:table-cell>
          <table:table-cell table:formula="of:=IF(ISBLANK(['Class Hierarchy'.B495]);&quot;&quot;;['Class Hierarchy'.B4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6]);&quot;&quot;;['Class Hierarchy'.A496])">
            <text:p/>
          </table:table-cell>
          <table:table-cell table:formula="of:=IF(ISBLANK(['Class Hierarchy'.B496]);&quot;&quot;;['Class Hierarchy'.B4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7]);&quot;&quot;;['Class Hierarchy'.A497])">
            <text:p/>
          </table:table-cell>
          <table:table-cell table:formula="of:=IF(ISBLANK(['Class Hierarchy'.B497]);&quot;&quot;;['Class Hierarchy'.B4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8]);&quot;&quot;;['Class Hierarchy'.A498])">
            <text:p/>
          </table:table-cell>
          <table:table-cell table:formula="of:=IF(ISBLANK(['Class Hierarchy'.B498]);&quot;&quot;;['Class Hierarchy'.B4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9]);&quot;&quot;;['Class Hierarchy'.A499])">
            <text:p/>
          </table:table-cell>
          <table:table-cell table:formula="of:=IF(ISBLANK(['Class Hierarchy'.B499]);&quot;&quot;;['Class Hierarchy'.B4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00]);&quot;&quot;;['Class Hierarchy'.A500])">
            <text:p/>
          </table:table-cell>
          <table:table-cell table:formula="of:=IF(ISBLANK(['Class Hierarchy'.B500]);&quot;&quot;;['Class Hierarchy'.B500])">
            <text:p/>
          </table:table-cell>
          <table:table-cell office:value-type="string">
            <text:p>-</text:p>
          </table:table-cell>
          <table:table-cell table:number-columns-repeated="23"/>
        </table:table-row>
      </table:table>
      <table:table table:name="Entries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12" table:default-cell-style-name="ce4"/>
        <table:table-column table:style-name="co8" table:default-cell-style-name="ce21"/>
        <table:table-column table:style-name="co6" table:number-columns-repeated="23" table:default-cell-style-name="ce24"/>
        <table:table-row table:style-name="ro4">
          <table:table-cell table:style-name="ce17" office:value-type="string">
            <text:p>Entry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17" office:value-type="string">
            <text:p>Contents</text:p>
          </table:table-cell>
          <table:table-cell table:style-name="ce17" table:number-columns-repeated="22"/>
        </table:table-row>
        <table:table-row table:style-name="ro4">
          <table:table-cell office:value-type="string">
            <text:p>SodiumSDS</text:p>
          </table:table-cell>
          <table:table-cell table:style-name="ce23" office:value-type="string">
            <text:p>Lab Test – Data – Sodium</text:p>
          </table:table-cell>
          <table:table-cell table:style-name="ce23"/>
          <table:table-cell office:value-type="string">
            <text:p>-</text:p>
          </table:table-cell>
          <table:table-cell table:content-validation-name="val6" office:value-type="string">
            <text:p>Element:SodiumUnits</text:p>
          </table:table-cell>
          <table:table-cell table:content-validation-name="val6" office:value-type="string">
            <text:p>Cluster:SodiumRefRange</text:p>
          </table:table-cell>
          <table:table-cell table:content-validation-name="val6" table:number-columns-repeated="21"/>
        </table:table-row>
        <table:table-row table:style-name="ro4">
          <table:table-cell office:value-type="string">
            <text:p>PotassiumSDS</text:p>
          </table:table-cell>
          <table:table-cell table:style-name="ce23" office:value-type="string">
            <text:p>Lab Test – Data – Potassium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Potassium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ChlorideSDS</text:p>
          </table:table-cell>
          <table:table-cell table:style-name="ce23" office:value-type="string">
            <text:p>Lab Test – Data – Chlorid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Chloride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UreaSDS</text:p>
          </table:table-cell>
          <table:table-cell table:style-name="ce23" office:value-type="string">
            <text:p>Lab Test – Data – Urea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Urea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CreatinineSDS</text:p>
          </table:table-cell>
          <table:table-cell table:style-name="ce23" office:value-type="string">
            <text:p>Lab Test – Data – Creatinin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CreatinineUnits</text:p>
          </table:table-cell>
          <table:table-cell table:content-validation-name="val6" office:value-type="string">
            <text:p>Cluster:CreatinineRefRangeMale</text:p>
          </table:table-cell>
          <table:table-cell table:content-validation-name="val6" office:value-type="string">
            <text:p>Cluster:CreatinineRefRangeMale</text:p>
          </table:table-cell>
          <table:table-cell table:content-validation-name="val6" table:number-columns-repeated="20"/>
        </table:table-row>
        <table:table-row table:style-name="ro4">
          <table:table-cell office:value-type="string">
            <text:p>PyruvateSDS</text:p>
          </table:table-cell>
          <table:table-cell table:style-name="ce23" office:value-type="string">
            <text:p>Lab Test – Data – Pyruvat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PyruvateUnits</text:p>
          </table:table-cell>
          <table:table-cell table:content-validation-name="val6" table:number-columns-repeated="22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</table:table>
      <table:table table:name="Clusters" table:style-name="ta1" table:protected="true" table:print="false">
        <table:table-column table:style-name="co6" table:number-columns-repeated="2" table:default-cell-style-name="ce4"/>
        <table:table-column table:style-name="co13" table:default-cell-style-name="ce4"/>
        <table:table-column table:style-name="co14" table:default-cell-style-name="ce21"/>
        <table:table-column table:style-name="co6" table:number-columns-repeated="23" table:default-cell-style-name="ce24"/>
        <table:table-row table:style-name="ro2">
          <table:table-cell table:style-name="ce17" office:value-type="string">
            <text:p>Cluster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Contents</text:p>
          </table:table-cell>
          <table:table-cell table:style-name="ce5" table:number-columns-repeated="22"/>
        </table:table-row>
        <table:table-row table:style-name="ro2">
          <table:table-cell office:value-type="string">
            <text:p>SodiumRefRange</text:p>
          </table:table-cell>
          <table:table-cell office:value-type="string">
            <text:p>Reference Range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SodiumLowRange</text:p>
          </table:table-cell>
          <table:table-cell table:content-validation-name="val7" office:value-type="string">
            <text:p>Element:SodiumHighRange</text:p>
          </table:table-cell>
          <table:table-cell table:content-validation-name="val7" table:number-columns-repeated="21"/>
        </table:table-row>
        <table:table-row table:style-name="ro2">
          <table:table-cell office:value-type="string">
            <text:p>CreatinineRefRangeFemale</text:p>
          </table:table-cell>
          <table:table-cell office:value-type="string">
            <text:p>Reference Range – Male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SodiumLowRangeFemale</text:p>
          </table:table-cell>
          <table:table-cell table:content-validation-name="val7" office:value-type="string">
            <text:p>Element:SodiumHighRangeFemale</text:p>
          </table:table-cell>
          <table:table-cell table:content-validation-name="val7" table:number-columns-repeated="21"/>
        </table:table-row>
        <table:table-row table:style-name="ro2">
          <table:table-cell office:value-type="string">
            <text:p>CreatinineRefRangeMale</text:p>
          </table:table-cell>
          <table:table-cell office:value-type="string">
            <text:p>Reference Range – Female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 text:c="2"/></text:p>
          </table:table-cell>
          <table:table-cell table:content-validation-name="val7" table:number-columns-repeated="22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/></text:p>
          </table:table-cell>
          <table:table-cell table:content-validation-name="val7" table:number-columns-repeated="22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</table:table>
      <table:table table:name="Elements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21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4"/>
        <table:table-column table:style-name="co20" table:default-cell-style-name="ce4"/>
        <table:table-column table:style-name="co6" table:default-cell-style-name="ce4"/>
        <table:table-column table:style-name="co11" table:default-cell-style-name="ce21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row table:style-name="ro4">
          <table:table-cell table:style-name="ce17" office:value-type="string">
            <text:p>Element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Element Typ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Value Required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Field Length</text:p>
          </table:table-cell>
          <table:table-cell table:style-name="ce5" office:value-type="string">
            <text:p>Constraints</text:p>
          </table:table-cell>
          <table:table-cell table:style-name="ce5" office:value-type="string">
            <text:p>Calculated Value</text:p>
          </table:table-cell>
          <table:table-cell table:style-name="ce17"/>
          <table:table-cell table:style-name="ce5" office:value-type="string">
            <text:p>Values</text:p>
          </table:table-cell>
          <table:table-cell table:style-name="ce5"/>
          <table:table-cell office:value-type="string">
            <text:p>displayName</text:p>
          </table:table-cell>
          <table:table-cell office:value-type="string">
            <text:p>value</text:p>
          </table:table-cell>
          <table:table-cell table:style-name="ce5" table:number-columns-repeated="24"/>
        </table:table-row>
        <table:table-row table:style-name="ro4">
          <table:table-cell office:value-type="string">
            <text:p>CreatinineHighRang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4">
          <table:table-cell office:value-type="string">
            <text:p>CreatinineHighRangeF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4">
          <table:table-cell office:value-type="string">
            <text:p>CreatinineLowRang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27"/>
        </table:table-row>
        <table:table-row table:style-name="ro4">
          <table:table-cell office:value-type="string">
            <text:p>CreatinineLowRangeF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27"/>
        </table:table-row>
        <table:table-row table:style-name="ro4">
          <table:table-cell office:value-type="string">
            <text:p>Creatinin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μmol/L</text:p>
          </table:table-cell>
          <table:table-cell table:number-columns-repeated="27"/>
        </table:table-row>
        <table:table-row table:style-name="ro4">
          <table:table-cell office:value-type="string">
            <text:p>SodiumLowRang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135">
            <text:p>135</text:p>
          </table:table-cell>
          <table:table-cell table:number-columns-repeated="27"/>
        </table:table-row>
        <table:table-row table:style-name="ro4">
          <table:table-cell office:value-type="string">
            <text:p>SodiumHighRang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145">
            <text:p>145</text:p>
          </table:table-cell>
          <table:table-cell table:number-columns-repeated="27"/>
        </table:table-row>
        <table:table-row table:style-name="ro4">
          <table:table-cell office:value-type="string">
            <text:p>Sodium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mmol/L</text:p>
          </table:table-cell>
          <table:table-cell table:number-columns-repeated="27"/>
        </table:table-row>
        <table:table-row table:style-name="ro4">
          <table:table-cell office:value-type="string">
            <text:p>Potassium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Chlorid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Pyruvat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Urea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2"/>
          <table:table-cell table:style-name="ce27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</table:table>
      <table:table table:name="Units" table:style-name="ta1" table:protected="true" table:print="false">
        <table:table-column table:style-name="co6" table:number-columns-repeated="2" table:default-cell-style-name="ce4"/>
        <table:table-column table:style-name="co8" table:default-cell-style-name="ce26"/>
        <table:table-row table:style-name="ro2">
          <table:table-cell table:style-name="ce25" office:value-type="string">
            <text:p>UnitId</text:p>
          </table:table-cell>
          <table:table-cell table:style-name="ce25" office:value-type="string">
            <text:p>DisplayName</text:p>
          </table:table-cell>
          <table:table-cell table:style-name="ce17"/>
        </table:table-row>
        <table:table-row table:style-name="ro2">
          <table:table-cell office:value-type="string">
            <text:p>mmPerL</text:p>
          </table:table-cell>
          <table:table-cell office:value-type="string">
            <text:p>mm/L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cm 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kg</text:p>
          </table:table-cell>
          <table:table-cell office:value-type="string">
            <text:p>-</text:p>
          </table:table-cell>
        </table:table-row>
        <table:table-row table:style-name="ro5">
          <table:table-cell office:value-type="string">
            <text:p>kgPerM2</text:p>
          </table:table-cell>
          <table:table-cell office:value-type="string">
            <text:p>kg/m<text:span text:style-name="T1">²</text:span>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PerDay</text:p>
          </table:table-cell>
          <table:table-cell office:value-type="string">
            <text:p>per day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$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/10/2015</text:date>, <text:time>21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15-10-06T21:19:21.79</dc:date>
    <meta:editing-duration>P5DT18H13M58S</meta:editing-duration>
    <meta:editing-cycles>33</meta:editing-cycles>
    <meta:generator>OpenOffice/4.1.0$Win32 OpenOffice.org_project/410m18$Build-9764</meta:generator>
    <meta:document-statistic meta:table-count="9" meta:cell-count="10858" meta:object-count="0"/>
  </office:meta>
</office:document-meta>
</file>